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29mm"/>
    </style:style>
    <style:style style:name="co2" style:family="table-column">
      <style:table-column-properties fo:break-before="auto" style:column-width="142.35mm"/>
    </style:style>
    <style:style style:name="co3" style:family="table-column">
      <style:table-column-properties fo:break-before="auto" style:column-width="130.7mm"/>
    </style:style>
    <style:style style:name="co4" style:family="table-column">
      <style:table-column-properties fo:break-before="auto" style:column-width="34.13mm"/>
    </style:style>
    <style:style style:name="co5" style:family="table-column">
      <style:table-column-properties fo:break-before="auto" style:column-width="27.78mm"/>
    </style:style>
    <style:style style:name="co6" style:family="table-column">
      <style:table-column-properties fo:break-before="auto" style:column-width="134.41mm"/>
    </style:style>
    <style:style style:name="co7" style:family="table-column">
      <style:table-column-properties fo:break-before="auto" style:column-width="151.34mm"/>
    </style:style>
    <style:style style:name="ro1" style:family="table-row">
      <style:table-row-properties style:row-height="12.7mm" fo:break-before="auto" style:use-optimal-row-height="false"/>
    </style:style>
    <style:style style:name="ro2" style:family="table-row">
      <style:table-row-properties style:row-height="13.49mm" fo:break-before="auto" style:use-optimal-row-height="false"/>
    </style:style>
    <style:style style:name="ro3" style:family="table-row">
      <style:table-row-properties style:row-height="5.56mm" fo:break-before="auto" style:use-optimal-row-height="false"/>
    </style:style>
    <style:style style:name="ro4" style:family="table-row">
      <style:table-row-properties style:row-height="10.32mm" fo:break-before="auto" style:use-optimal-row-height="false"/>
    </style:style>
    <style:style style:name="ro5" style:family="table-row">
      <style:table-row-properties style:row-height="11.91mm" fo:break-before="auto" style:use-optimal-row-height="false"/>
    </style:style>
    <style:style style:name="ro6" style:family="table-row">
      <style:table-row-properties style:row-height="12.96mm" fo:break-before="auto" style:use-optimal-row-height="false"/>
    </style:style>
    <style:style style:name="ro7" style:family="table-row">
      <style:table-row-properties style:row-height="11.64mm" fo:break-before="auto" style:use-optimal-row-height="false"/>
    </style:style>
    <style:style style:name="ta1" style:family="table" style:master-page-name="PageStyle_5f_Java_20_Dev_20_Contents">
      <style:table-properties table:display="true" style:writing-mode="lr-tb"/>
    </style:style>
    <style:style style:name="ta2" style:family="table" style:master-page-name="PageStyle_5f_New_20_Java_20_Dev_20_Contents">
      <style:table-properties table:display="true" style:writing-mode="lr-tb"/>
    </style:style>
    <style:style style:name="ta3" style:family="table" style:master-page-name="PageStyle_5f_MEAN_20__26__20_Angular_20_Dev_20_Contents">
      <style:table-properties table:display="true" style:writing-mode="lr-tb"/>
    </style:style>
    <style:style style:name="ta4" style:family="table" style:master-page-name="PageStyle_5f_Android_20_Dev_20_Contents">
      <style:table-properties table:display="true" style:writing-mode="lr-tb"/>
    </style:style>
    <style:style style:name="ta5" style:family="table" style:master-page-name="PageStyle_5f_iOS_20_Dev_20_Contents">
      <style:table-properties table:display="true" style:writing-mode="lr-tb"/>
    </style:style>
    <style:style style:name="ta6" style:family="table" style:master-page-name="PageStyle_5f_Java_20_Dev_20_Plans">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7" style:family="table-cell" style:parent-style-name="Default">
      <style:table-cell-properties fo:border-bottom="0.74pt solid #000000"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fo:border-bottom="0.74pt solid #000000"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1.8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7.04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Java Dev Cont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Sr. No</text:p>
          </table:table-cell>
          <table:table-cell table:style-name="ce6" office:value-type="string" calcext:value-type="string">
            <text:p>BridgeLabz Java, Spring, Hibernate Development Plans</text:p>
          </table:table-cell>
          <table:table-cell table:style-name="ce6" office:value-type="string" calcext:value-type="string">
            <text:p>Links</text:p>
          </table:table-cell>
          <table:table-cell table:style-name="ce12" office:value-type="string" calcext:value-type="string">
            <text:p>Weekly Plan</text:p>
          </table:table-cell>
          <table:table-cell table:number-columns-repeated="1020"/>
        </table:table-row>
        <table:table-row table:style-name="ro1">
          <table:table-cell table:style-name="ce2" office:value-type="float" office:value="1" calcext:value-type="float" table:number-columns-spanned="1" table:number-rows-spanned="2">
            <text:p>1</text:p>
          </table:table-cell>
          <table:table-cell table:style-name="ce7" office:value-type="string" calcext:value-type="string" table:number-columns-spanned="1" table:number-rows-spanned="2">
            <text:p>Learn Linux Comands and Basic Scripting</text:p>
          </table:table-cell>
          <table:table-cell table:style-name="ce10" office:value-type="string" calcext:value-type="string">
            <text:p><text:a xlink:href="http://ryanstutorials.net/linuxtutorial/" xlink:type="simple">http://ryanstutorials.net/linuxtutorial/</text:a></text:p>
          </table:table-cell>
          <table:table-cell table:style-name="ce13" office:value-type="string" calcext:value-type="string" table:number-columns-spanned="1" table:number-rows-spanned="2">
            <text:p>Day 1</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2" calcext:value-type="float" table:number-columns-spanned="1" table:number-rows-spanned="2">
            <text:p>2</text:p>
          </table:table-cell>
          <table:table-cell table:style-name="ce7" office:value-type="string" calcext:value-type="string" table:number-columns-spanned="1" table:number-rows-spanned="2">
            <text:p>Practical Lab Execise in GIT on Basic Git Commands, Initializing the GIT, Mapping GIT Repository, Pulling from Git, Pushing and Comitting to GIT, Braching and Merging the Branch. All from the Terminal and command line...</text:p>
          </table:table-cell>
          <table:table-cell table:style-name="ce10" office:value-type="string" calcext:value-type="string">
            <text:p><text:a xlink:href="https://git-scm.com/book/en/v2" xlink:type="simple">https://git-scm.com/book/en/v2</text:a></text:p>
          </table:table-cell>
          <table:table-cell table:style-name="ce13" office:value-type="string" calcext:value-type="string" table:number-columns-spanned="1" table:number-rows-spanned="2">
            <text:p>Day 2</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0" office:value-type="string" calcext:value-type="string">
            <text:p><text:a xlink:href="http://rypress.com/tutorials/git/index" xlink:type="simple">http://rypress.com/tutorials/git/index</text:a></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3" calcext:value-type="float" table:number-columns-spanned="1" table:number-rows-spanned="4">
            <text:p>3</text:p>
          </table:table-cell>
          <table:table-cell table:style-name="ce7" office:value-type="string" calcext:value-type="string" table:number-columns-spanned="1" table:number-rows-spanned="4">
            <text:p>Write 50 Programs which are Logic Based, Data Structure Based and Object Oriented. <text:s/>Write the code in non IDE Environment and using Command Line to Compile. Aim is to get comfortable in Coding and Writting Code in a proper structure, comments and naming conventions. Plus solving problem using JS Canvas to understand ability to Draw, Event Handling and Logical Solving.</text:p>
          </table:table-cell>
          <table:table-cell table:style-name="ce10" office:value-type="string" calcext:value-type="string">
            <text:p><text:a xlink:href="https://goo.gl/3lDyor" xlink:type="simple">https://goo.gl/3lDyor</text:a></text:p>
          </table:table-cell>
          <table:table-cell table:style-name="ce13" office:value-type="string" calcext:value-type="string" table:number-columns-spanned="1" table:number-rows-spanned="4">
            <text:p>Week 1 &amp; 2</text:p>
          </table:table-cell>
          <table:table-cell table:style-name="ce9" table:number-columns-repeated="23"/>
          <table:table-cell table:number-columns-repeated="997"/>
        </table:table-row>
        <table:table-row table:style-name="ro2">
          <table:covered-table-cell table:style-name="ce4"/>
          <table:covered-table-cell/>
          <table:table-cell table:style-name="ce10" table:formula="of:=HYPERLINK(&quot;https://developer.mozilla.org/en-US/docs/Learn/Getting_started_with_the_web&quot;;&quot;Getting started with the Web - HTML, CSS and Basic JS&quot;)" office:value-type="string" office:string-value="Getting started with the Web - HTML, CSS and Basic JS" calcext:value-type="string">
            <text:p>Getting started with the Web - HTML, CSS and Basic JS</text:p>
          </table:table-cell>
          <table:covered-table-cell table:style-name="ce15"/>
          <table:table-cell table:style-name="ce9" table:number-columns-repeated="23"/>
          <table:table-cell table:number-columns-repeated="997"/>
        </table:table-row>
        <table:table-row table:style-name="ro2">
          <table:covered-table-cell table:style-name="ce4"/>
          <table:covered-table-cell/>
          <table:table-cell table:style-name="ce10" table:formula="of:=HYPERLINK(&quot;https://developer.mozilla.org/en-US/docs/Web/JavaScript&quot;;&quot;Learn JS for Complete Biginners to solve Canvas Problem - Learn JS Guide&quot;)" office:value-type="string" office:string-value="Learn JS for Complete Biginners to solve Canvas Problem - Learn JS Guide" calcext:value-type="string">
            <text:p>Learn JS for Complete Biginners to solve Canvas Problem - Learn JS Guide</text:p>
          </table:table-cell>
          <table:covered-table-cell table:style-name="ce15"/>
          <table:table-cell table:style-name="ce9" table:number-columns-repeated="23"/>
          <table:table-cell table:number-columns-repeated="997"/>
        </table:table-row>
        <table:table-row table:style-name="ro2">
          <table:covered-table-cell table:style-name="ce3"/>
          <table:covered-table-cell table:style-name="ce8"/>
          <table:table-cell table:style-name="ce10" table:formula="of:=HYPERLINK(&quot;https://developer.mozilla.org/en-US/docs/Learn/JavaScript/Building_blocks/Events&quot;;&quot;JS Mouse Events&quot;)" office:value-type="string" office:string-value="JS Mouse Events" calcext:value-type="string">
            <text:p>JS Mouse Events</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4" calcext:value-type="float" table:number-columns-spanned="1" table:number-rows-spanned="2">
            <text:p>4</text:p>
          </table:table-cell>
          <table:table-cell table:style-name="ce7" office:value-type="string" calcext:value-type="string" table:number-columns-spanned="1" table:number-rows-spanned="2">
            <text:p>Week 3 - 7 Develop a Full Stack Sample App. All are predefind Apps. Every week out of 6 working days - First 4 Days are Learning and the Last 2 Days are developing the Sample App</text:p>
          </table:table-cell>
          <table:table-cell table:style-name="ce11" office:value-type="string" calcext:value-type="string">
            <text:p>1. To Do App</text:p>
          </table:table-cell>
          <table:table-cell table:style-name="ce13" office:value-type="string" calcext:value-type="string" table:number-columns-spanned="1" table:number-rows-spanned="2">
            <text:p>Week 3 to 7</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office:value-type="string" calcext:value-type="string">
            <text:p>2. Settle Up App</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5" calcext:value-type="float" table:number-columns-spanned="1" table:number-rows-spanned="2">
            <text:p>5</text:p>
          </table:table-cell>
          <table:table-cell table:style-name="ce7" office:value-type="string" calcext:value-type="string" table:number-columns-spanned="1" table:number-rows-spanned="2">
            <text:p><text:span text:style-name="T1">Learn</text:span>  -  JSP, Servlet, and JDBC</text:p>
            <text:p/>
            <text:p><text:span text:style-name="T1">Develop</text:span> - Login and Registration Page of ToDo App</text:p>
          </table:table-cell>
          <table:table-cell table:style-name="ce10" table:formula="of:=HYPERLINK(&quot;https://developer.mozilla.org/en-US/docs/Learn/Getting_started_with_the_web&quot;;&quot;Getting started with the Web - HTML, CSS and Basic JS&quot;)" office:value-type="string" office:string-value="Getting started with the Web - HTML, CSS and Basic JS" calcext:value-type="string">
            <text:p>Getting started with the Web - HTML, CSS and Basic JS</text:p>
          </table:table-cell>
          <table:table-cell table:style-name="ce13" office:value-type="string" calcext:value-type="string" table:number-columns-spanned="1" table:number-rows-spanned="2">
            <text:p>Week 3</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office:annotation draw:style-name="gr1" draw:text-style-name="P2" svg:width="117.48mm" svg:height="41.51mm" svg:x="291.3mm" svg:y="161.28mm" draw:caption-point-x="-4.07mm" draw:caption-point-y="-6.4mm">
              <dc:date>2017-04-15T00:00:00</dc:date>
              <text:p text:style-name="P1">http://o7planning.org/en/10285/create-a-simple-java-web-application-using-servlet-jsp-and-jdbc</text:p>
              <text:p text:style-name="P1"><text:tab/>-UmaShankar Chaurasiya</text:p>
              <text:p text:style-name="P1">http://www.dickbaldwin.com/tocadv.htm</text:p>
              <text:p text:style-name="P1"><text:tab/>-Khan Suhail</text:p>
              <text:p text:style-name="P1">http://infolab.stanford.edu/~ullman/fcdb/oracle/or-jdbc.html#0.1_sample</text:p>
              <text:p text:style-name="P1"><text:tab/>-Khan Suhail</text:p>
              <text:p text:style-name="P1">http://javaandj2eetutor.blogspot.in/2014/01/login-application-using-jsp-servlet-and.html</text:p>
              <text:p text:style-name="P1"><text:tab/>-Khan Suhail</text:p>
            </office:annotation>
          </table:table-cell>
          <table:covered-table-cell table:style-name="ce14"/>
          <table:table-cell table:style-name="ce9" table:number-columns-repeated="23"/>
          <table:table-cell table:number-columns-repeated="997"/>
        </table:table-row>
        <table:table-row table:style-name="ro1">
          <table:table-cell table:style-name="ce2" office:value-type="float" office:value="6" calcext:value-type="float" table:number-columns-spanned="1" table:number-rows-spanned="2">
            <text:p>6</text:p>
          </table:table-cell>
          <table:table-cell table:style-name="ce7" office:value-type="string" calcext:value-type="string" table:number-columns-spanned="1" table:number-rows-spanned="2">
            <text:p><text:span text:style-name="T1">Learn</text:span> - Spring Core and Maven</text:p>
            <text:p/>
            <text:p><text:span text:style-name="T1">Develop</text:span> - Show ToDo items in List and Grid View</text:p>
          </table:table-cell>
          <table:table-cell table:style-name="ce11">
            <office:annotation draw:style-name="gr1" draw:text-style-name="P2" svg:width="117.48mm" svg:height="45.46mm" svg:x="291.3mm" svg:y="172.01mm" draw:caption-point-x="-4.07mm" draw:caption-point-y="-4.43mm">
              <dc:date>2017-04-15T00:00:00</dc:date>
              <text:p text:style-name="P1">http://o7planning.org/en/10959/spring-framework</text:p>
              <text:p text:style-name="P1"><text:tab/>-UmaShankar Chaurasiya</text:p>
              <text:p text:style-name="P1">http://www.byteslounge.com/tutorials/spring-with-hibernate-persistence-and-transactions-example</text:p>
              <text:p text:style-name="P1"><text:tab/>-UmaShankar Chaurasiya</text:p>
              <text:p text:style-name="P1">http://www.vogella.com/tutorials/ApacheMaven/article.html</text:p>
              <text:p text:style-name="P1"><text:tab/>-Khan Suhail</text:p>
              <text:p text:style-name="P1">http://tutorials.jenkov.com/maven/maven-tutorial.html</text:p>
              <text:p text:style-name="P1"><text:tab/>-Khan Suhail</text:p>
              <text:p text:style-name="P1">http://www.journaldev.com/2888/spring-tutorial-spring-core-tutorial</text:p>
              <text:p text:style-name="P1"><text:tab/>-Khan Suhail</text:p>
            </office:annotation>
          </table:table-cell>
          <table:table-cell table:style-name="ce13" office:value-type="string" calcext:value-type="string" table:number-columns-spanned="1" table:number-rows-spanned="2">
            <text:p>Week 4</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7" calcext:value-type="float" table:number-columns-spanned="1" table:number-rows-spanned="2">
            <text:p>7</text:p>
          </table:table-cell>
          <table:table-cell table:style-name="ce7" office:value-type="string" calcext:value-type="string" table:number-columns-spanned="1" table:number-rows-spanned="2">
            <text:p><text:span text:style-name="T1">Learn</text:span> - Single Page App using JQuery, AJAX, Spring Core REST Api</text:p>
            <text:p/>
            <text:p><text:span text:style-name="T1">Develop</text:span> - JQuery Based Single Page App for Login, Registration, Show ToDo items in List and Grid View</text:p>
          </table:table-cell>
          <table:table-cell table:style-name="ce11">
            <office:annotation draw:style-name="gr1" draw:text-style-name="P2" svg:width="117.48mm" svg:height="33.61mm" svg:x="291.3mm" svg:y="203.33mm" draw:caption-point-x="-4.07mm" draw:caption-point-y="-10.35mm">
              <dc:date>2017-04-15T00:00:00</dc:date>
              <text:p text:style-name="P1">https://learn.jquery.com/</text:p>
              <text:p text:style-name="P1"><text:tab/>-Khan Suhail</text:p>
              <text:p text:style-name="P1">https://www.codecademy.com/learn/jquery</text:p>
              <text:p text:style-name="P1"><text:tab/>-Khan Suhail</text:p>
              <text:p text:style-name="P1">https://github.com/jackvial/jquery-spa-example</text:p>
              <text:p text:style-name="P1"><text:tab/>-Khan Suhail</text:p>
              <text:p text:style-name="P1">http://tutorialzine.com/2015/02/single-page-app-without-a-framework/</text:p>
              <text:p text:style-name="P1"><text:tab/>-Khan Suhail</text:p>
            </office:annotation>
          </table:table-cell>
          <table:table-cell table:style-name="ce13" office:value-type="string" calcext:value-type="string" table:number-columns-spanned="1" table:number-rows-spanned="2">
            <text:p>Week 5</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8" calcext:value-type="float" table:number-columns-spanned="1" table:number-rows-spanned="2">
            <text:p>8</text:p>
          </table:table-cell>
          <table:table-cell table:style-name="ce7" office:value-type="string" calcext:value-type="string" table:number-columns-spanned="1" table:number-rows-spanned="2">
            <text:p><text:span text:style-name="T1">Learn</text:span> - Spring MVC &amp; Hibernate</text:p>
            <text:p/>
            <text:p><text:span text:style-name="T1">Develop</text:span> - To Do App done till now connects to REST Spring Controller</text:p>
          </table:table-cell>
          <table:table-cell table:style-name="ce11">
            <office:annotation draw:style-name="gr1" draw:text-style-name="P2" svg:width="117.48mm" svg:height="29.66mm" svg:x="291.3mm" svg:y="230.71mm" draw:caption-point-x="-4.07mm" draw:caption-point-y="-12.33mm">
              <dc:date>2017-04-15T00:00:00</dc:date>
              <text:p text:style-name="P1">https://dzone.com/tutorials/java/spring/spring-hibernate-integration-1.html</text:p>
              <text:p text:style-name="P1"><text:tab/>-UmaShankar Chaurasiya</text:p>
              <text:p text:style-name="P1">http://www.techzoo.org/spring-framework/springmvc-hibernate-crud-tutorial-using-eclipse.html</text:p>
              <text:p text:style-name="P1"><text:tab/>-UmaShankar Chaurasiya</text:p>
              <text:p text:style-name="P1">http://www.journaldev.com/2888/spring-tutorial-spring-core-tutorial</text:p>
              <text:p text:style-name="P1"><text:tab/>-Khan Suhail</text:p>
            </office:annotation>
          </table:table-cell>
          <table:table-cell table:style-name="ce13" office:value-type="string" calcext:value-type="string" table:number-columns-spanned="1" table:number-rows-spanned="2">
            <text:p>Week 6</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9" calcext:value-type="float" table:number-columns-spanned="1" table:number-rows-spanned="2">
            <text:p>9</text:p>
          </table:table-cell>
          <table:table-cell table:style-name="ce7" office:value-type="string" calcext:value-type="string" table:number-columns-spanned="1" table:number-rows-spanned="2">
            <text:p><text:span text:style-name="T1">Learn</text:span> - Angular</text:p>
            <text:p/>
            <text:p><text:span text:style-name="T1">Develop</text:span> - Develop ToDo App in Angular</text:p>
          </table:table-cell>
          <table:table-cell table:style-name="ce11"/>
          <table:table-cell table:style-name="ce13" office:value-type="string" calcext:value-type="string" table:number-columns-spanned="1" table:number-rows-spanned="2">
            <text:p>Week 7</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10" calcext:value-type="float" table:number-columns-spanned="1" table:number-rows-spanned="2">
            <text:p>10</text:p>
          </table:table-cell>
          <table:table-cell table:style-name="ce7" office:value-type="string" calcext:value-type="string" table:number-columns-spanned="1" table:number-rows-spanned="2">
            <text:p><text:span text:style-name="T1">Develop</text:span> - Each Fellowship Engineer will work on a Problem Statement from Live Ideation which is very unique and done individually.</text:p>
          </table:table-cell>
          <table:table-cell table:style-name="ce11"/>
          <table:table-cell table:style-name="ce13" office:value-type="string" calcext:value-type="string" table:number-columns-spanned="1" table:number-rows-spanned="2">
            <text:p>Week 8 to 12</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number-rows-repeated="982">
          <table:table-cell table:style-name="ce5"/>
          <table:table-cell table:style-name="ce9" table:number-columns-repeated="2"/>
          <table:table-cell table:style-name="ce16"/>
          <table:table-cell table:style-name="ce9" table:number-columns-repeated="23"/>
          <table:table-cell table:number-columns-repeated="997"/>
        </table:table-row>
        <table:table-row table:style-name="ro3" table:number-rows-repeated="1047570">
          <table:table-cell table:number-columns-repeated="1024"/>
        </table:table-row>
        <table:table-row table:style-name="ro3">
          <table:table-cell table:number-columns-repeated="1024"/>
        </table:table-row>
      </table:table>
      <table:table table:name="New Java Dev Contents"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Sr. No</text:p>
          </table:table-cell>
          <table:table-cell table:style-name="ce6" office:value-type="string" calcext:value-type="string">
            <text:p>BridgeLabz Java, Spring, Hibernate Development Plans</text:p>
          </table:table-cell>
          <table:table-cell table:style-name="ce6" office:value-type="string" calcext:value-type="string">
            <text:p>Links</text:p>
          </table:table-cell>
          <table:table-cell table:style-name="ce12" office:value-type="string" calcext:value-type="string">
            <text:p>Weekly Plan</text:p>
          </table:table-cell>
          <table:table-cell table:number-columns-repeated="1020"/>
        </table:table-row>
        <table:table-row table:style-name="ro1">
          <table:table-cell table:style-name="ce2" office:value-type="float" office:value="1" calcext:value-type="float" table:number-columns-spanned="1" table:number-rows-spanned="2">
            <text:p>1</text:p>
          </table:table-cell>
          <table:table-cell table:style-name="ce7" office:value-type="string" calcext:value-type="string" table:number-columns-spanned="1" table:number-rows-spanned="2">
            <text:p>Learn Linux Comands and Basic Scripting</text:p>
          </table:table-cell>
          <table:table-cell table:style-name="ce10" office:value-type="string" calcext:value-type="string">
            <text:p><text:a xlink:href="http://ryanstutorials.net/linuxtutorial/" xlink:type="simple">http://ryanstutorials.net/linuxtutorial/</text:a></text:p>
          </table:table-cell>
          <table:table-cell table:style-name="ce13" office:value-type="string" calcext:value-type="string" table:number-columns-spanned="1" table:number-rows-spanned="2">
            <text:p>Day 1</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2" calcext:value-type="float" table:number-columns-spanned="1" table:number-rows-spanned="2">
            <text:p>2</text:p>
          </table:table-cell>
          <table:table-cell table:style-name="ce7" office:value-type="string" calcext:value-type="string" table:number-columns-spanned="1" table:number-rows-spanned="2">
            <text:p>Practical Lab Execise in GIT on Basic Git Commands, Initializing the GIT, Mapping GIT Repository, Pulling from Git, Pushing and Comitting to GIT, Braching and Merging the Branch. All from the Terminal and command line...</text:p>
          </table:table-cell>
          <table:table-cell table:style-name="ce10" office:value-type="string" calcext:value-type="string">
            <text:p><text:a xlink:href="https://git-scm.com/book/en/v2" xlink:type="simple">https://git-scm.com/book/en/v2</text:a></text:p>
          </table:table-cell>
          <table:table-cell table:style-name="ce13" office:value-type="string" calcext:value-type="string" table:number-columns-spanned="1" table:number-rows-spanned="2">
            <text:p>Day 2</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0" office:value-type="string" calcext:value-type="string">
            <text:p><text:a xlink:href="http://rypress.com/tutorials/git/index" xlink:type="simple">http://rypress.com/tutorials/git/index</text:a></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3" calcext:value-type="float" table:number-columns-spanned="1" table:number-rows-spanned="4">
            <text:p>3</text:p>
          </table:table-cell>
          <table:table-cell table:style-name="ce7" office:value-type="string" calcext:value-type="string" table:number-columns-spanned="1" table:number-rows-spanned="4">
            <text:p>Write 50 Programs which are Logic Based, Data Structure Based and Object Oriented. <text:s/>Write the code in non IDE Environment and using Command Line to Compile. Aim is to get comfortable in Coding and Writting Code in a proper structure, comments and naming conventions. Plus solving problem using JS Canvas to understand ability to Draw, Event Handling and Logical Solving.</text:p>
          </table:table-cell>
          <table:table-cell table:style-name="ce10" office:value-type="string" calcext:value-type="string">
            <text:p><text:a xlink:href="https://goo.gl/3lDyor" xlink:type="simple">https://goo.gl/3lDyor</text:a></text:p>
          </table:table-cell>
          <table:table-cell table:style-name="ce13" office:value-type="string" calcext:value-type="string" table:number-columns-spanned="1" table:number-rows-spanned="4">
            <text:p>Week 1 &amp; 2</text:p>
          </table:table-cell>
          <table:table-cell table:style-name="ce9" table:number-columns-repeated="23"/>
          <table:table-cell table:number-columns-repeated="997"/>
        </table:table-row>
        <table:table-row table:style-name="ro2">
          <table:covered-table-cell table:style-name="ce4"/>
          <table:covered-table-cell/>
          <table:table-cell table:style-name="ce10" table:formula="of:=HYPERLINK(&quot;https://developer.mozilla.org/en-US/docs/Learn/Getting_started_with_the_web&quot;;&quot;Getting started with the Web - HTML, CSS and Basic JS&quot;)" office:value-type="string" office:string-value="Getting started with the Web - HTML, CSS and Basic JS" calcext:value-type="string">
            <text:p>Getting started with the Web - HTML, CSS and Basic JS</text:p>
          </table:table-cell>
          <table:covered-table-cell table:style-name="ce15"/>
          <table:table-cell table:style-name="ce9" table:number-columns-repeated="23"/>
          <table:table-cell table:number-columns-repeated="997"/>
        </table:table-row>
        <table:table-row table:style-name="ro2">
          <table:covered-table-cell table:style-name="ce4"/>
          <table:covered-table-cell/>
          <table:table-cell table:style-name="ce10" table:formula="of:=HYPERLINK(&quot;https://developer.mozilla.org/en-US/docs/Web/JavaScript&quot;;&quot;Learn JS for Complete Biginners to solve Canvas Problem - Learn JS Guide&quot;)" office:value-type="string" office:string-value="Learn JS for Complete Biginners to solve Canvas Problem - Learn JS Guide" calcext:value-type="string">
            <text:p>Learn JS for Complete Biginners to solve Canvas Problem - Learn JS Guide</text:p>
          </table:table-cell>
          <table:covered-table-cell table:style-name="ce15"/>
          <table:table-cell table:style-name="ce9" table:number-columns-repeated="23"/>
          <table:table-cell table:number-columns-repeated="997"/>
        </table:table-row>
        <table:table-row table:style-name="ro2">
          <table:covered-table-cell table:style-name="ce3"/>
          <table:covered-table-cell table:style-name="ce8"/>
          <table:table-cell table:style-name="ce10" table:formula="of:=HYPERLINK(&quot;https://developer.mozilla.org/en-US/docs/Learn/JavaScript/Building_blocks/Events&quot;;&quot;JS Mouse Events&quot;)" office:value-type="string" office:string-value="JS Mouse Events" calcext:value-type="string">
            <text:p>JS Mouse Events</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4" calcext:value-type="float" table:number-columns-spanned="1" table:number-rows-spanned="2">
            <text:p>4</text:p>
          </table:table-cell>
          <table:table-cell table:style-name="ce7" office:value-type="string" calcext:value-type="string" table:number-columns-spanned="1" table:number-rows-spanned="2">
            <text:p>Week 3 - 7 Develop a Full Stack Sample App. All are predefind Apps. Every week out of 6 working days - First 4 Days are Learning and the Last 2 Days are developing the Sample App</text:p>
          </table:table-cell>
          <table:table-cell table:style-name="ce11" office:value-type="string" calcext:value-type="string">
            <text:p>1. To Do App</text:p>
          </table:table-cell>
          <table:table-cell table:style-name="ce13" office:value-type="string" calcext:value-type="string" table:number-columns-spanned="1" table:number-rows-spanned="2">
            <text:p>Week 3 to 7</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office:value-type="string" calcext:value-type="string">
            <text:p>2. Settle Up App</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5" calcext:value-type="float" table:number-columns-spanned="1" table:number-rows-spanned="2">
            <text:p>5</text:p>
          </table:table-cell>
          <table:table-cell table:style-name="ce7" office:value-type="string" calcext:value-type="string" table:number-columns-spanned="1" table:number-rows-spanned="2">
            <text:p><text:span text:style-name="T1">Learn</text:span>  -  JSP, Servlet, and JDBC</text:p>
            <text:p/>
            <text:p><text:span text:style-name="T1">Develop</text:span> - Login and Registration Page of ToDo App</text:p>
          </table:table-cell>
          <table:table-cell table:style-name="ce10" table:formula="of:=HYPERLINK(&quot;https://developer.mozilla.org/en-US/docs/Learn/Getting_started_with_the_web&quot;;&quot;Getting started with the Web - HTML, CSS and Basic JS&quot;)" office:value-type="string" office:string-value="Getting started with the Web - HTML, CSS and Basic JS" calcext:value-type="string">
            <text:p>Getting started with the Web - HTML, CSS and Basic JS</text:p>
          </table:table-cell>
          <table:table-cell table:style-name="ce13" office:value-type="string" calcext:value-type="string" table:number-columns-spanned="1" table:number-rows-spanned="2">
            <text:p>Week 3</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6" calcext:value-type="float" table:number-columns-spanned="1" table:number-rows-spanned="2">
            <text:p>6</text:p>
          </table:table-cell>
          <table:table-cell table:style-name="ce7" office:value-type="string" calcext:value-type="string" table:number-columns-spanned="1" table:number-rows-spanned="2">
            <text:p><text:span text:style-name="T1">Learn</text:span> - JQuery, Table View, Spring Core, SpringMVC Controller, JDBC and Maven</text:p>
            <text:p/>
            <text:p><text:span text:style-name="T1">Develop</text:span> - Create ToDo, Show ToDo items in List View using Spring Controller and JDBC</text:p>
          </table:table-cell>
          <table:table-cell table:style-name="ce11"/>
          <table:table-cell table:style-name="ce13" office:value-type="string" calcext:value-type="string" table:number-columns-spanned="1" table:number-rows-spanned="2">
            <text:p>Week 4</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7" calcext:value-type="float" table:number-columns-spanned="1" table:number-rows-spanned="2">
            <text:p>7</text:p>
          </table:table-cell>
          <table:table-cell table:style-name="ce7" office:value-type="string" calcext:value-type="string" table:number-columns-spanned="1" table:number-rows-spanned="2">
            <text:p><text:span text:style-name="T1">Learn</text:span> - JQuery AJAX, Grid View, Spring REST Controller</text:p>
            <text:p/>
            <text:p><text:span text:style-name="T1">Develop</text:span> - Submit ToDo Request using AJAX and update to Show in ToDo items in List and Grid View</text:p>
          </table:table-cell>
          <table:table-cell table:style-name="ce11"/>
          <table:table-cell table:style-name="ce13" office:value-type="string" calcext:value-type="string" table:number-columns-spanned="1" table:number-rows-spanned="2">
            <text:p>Week 5</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8" calcext:value-type="float" table:number-columns-spanned="1" table:number-rows-spanned="2">
            <text:p>8</text:p>
          </table:table-cell>
          <table:table-cell table:style-name="ce7" office:value-type="string" calcext:value-type="string" table:number-columns-spanned="1" table:number-rows-spanned="2">
            <text:p><text:span text:style-name="T1">Learn</text:span> - Spring MVC &amp; Hibernate</text:p>
            <text:p/>
            <text:p><text:span text:style-name="T1">Develop</text:span> - To Do App done till now connects using Spring REST Controller and Hibernate</text:p>
          </table:table-cell>
          <table:table-cell table:style-name="ce11"/>
          <table:table-cell table:style-name="ce13" office:value-type="string" calcext:value-type="string" table:number-columns-spanned="1" table:number-rows-spanned="2">
            <text:p>Week 6</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9" calcext:value-type="float" table:number-columns-spanned="1" table:number-rows-spanned="2">
            <text:p>9</text:p>
          </table:table-cell>
          <table:table-cell table:style-name="ce7" office:value-type="string" calcext:value-type="string" table:number-columns-spanned="1" table:number-rows-spanned="2">
            <text:p><text:span text:style-name="T1">Learn</text:span> - Angular</text:p>
            <text:p/>
            <text:p><text:span text:style-name="T1">Develop</text:span> - Develop ToDo App in Angular</text:p>
          </table:table-cell>
          <table:table-cell table:style-name="ce11"/>
          <table:table-cell table:style-name="ce13" office:value-type="string" calcext:value-type="string" table:number-columns-spanned="1" table:number-rows-spanned="2">
            <text:p>Week 7</text:p>
          </table:table-cell>
          <table:table-cell table:style-name="ce9" table:number-columns-repeated="23"/>
          <table:table-cell table:number-columns-repeated="997"/>
        </table:table-row>
        <table:table-row table:style-name="ro1">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17" office:value-type="float" office:value="10" calcext:value-type="float" table:number-columns-spanned="1" table:number-rows-spanned="2">
            <text:p>10</text:p>
          </table:table-cell>
          <table:table-cell table:style-name="ce18" office:value-type="string" calcext:value-type="string" table:number-columns-spanned="1" table:number-rows-spanned="2">
            <text:p>References</text:p>
          </table:table-cell>
          <table:table-cell table:style-name="ce11"/>
          <table:table-cell table:style-name="ce13" office:value-type="string" calcext:value-type="string" table:number-columns-spanned="1" table:number-rows-spanned="2">
            <text:p>NA</text:p>
          </table:table-cell>
          <table:table-cell table:style-name="ce9" table:number-columns-repeated="23"/>
          <table:table-cell table:number-columns-repeated="997"/>
        </table:table-row>
        <table:table-row table:style-name="ro1">
          <table:covered-table-cell table:number-columns-repeated="2" table:style-name="ce8"/>
          <table:table-cell table:style-name="ce11"/>
          <table:covered-table-cell table:style-name="ce14"/>
          <table:table-cell table:style-name="ce9" table:number-columns-repeated="23"/>
          <table:table-cell table:number-columns-repeated="997"/>
        </table:table-row>
        <table:table-row table:style-name="ro1">
          <table:table-cell table:style-name="ce17" office:value-type="float" office:value="10" calcext:value-type="float" table:number-columns-spanned="1" table:number-rows-spanned="2">
            <text:p>10</text:p>
          </table:table-cell>
          <table:table-cell table:style-name="ce18" office:value-type="string" calcext:value-type="string" table:number-columns-spanned="1" table:number-rows-spanned="2">
            <text:p><text:span text:style-name="T1">Develop</text:span> - Each Fellowship Engineer will work on a Problem Statement from Live Ideation which is very unique and done individually.</text:p>
          </table:table-cell>
          <table:table-cell table:style-name="ce11"/>
          <table:table-cell table:style-name="ce13" office:value-type="string" calcext:value-type="string" table:number-columns-spanned="1" table:number-rows-spanned="2">
            <text:p>Week 8 to 12</text:p>
          </table:table-cell>
          <table:table-cell table:style-name="ce9" table:number-columns-repeated="23"/>
          <table:table-cell table:number-columns-repeated="997"/>
        </table:table-row>
        <table:table-row table:style-name="ro1">
          <table:covered-table-cell table:number-columns-repeated="2" table:style-name="ce8"/>
          <table:table-cell table:style-name="ce11"/>
          <table:covered-table-cell table:style-name="ce14"/>
          <table:table-cell table:style-name="ce9" table:number-columns-repeated="23"/>
          <table:table-cell table:number-columns-repeated="997"/>
        </table:table-row>
        <table:table-row table:style-name="ro1" table:number-rows-repeated="982">
          <table:table-cell table:style-name="ce5"/>
          <table:table-cell table:style-name="ce9" table:number-columns-repeated="2"/>
          <table:table-cell table:style-name="ce16"/>
          <table:table-cell table:style-name="ce9" table:number-columns-repeated="23"/>
          <table:table-cell table:number-columns-repeated="997"/>
        </table:table-row>
        <table:table-row table:style-name="ro3" table:number-rows-repeated="1047568">
          <table:table-cell table:number-columns-repeated="1024"/>
        </table:table-row>
        <table:table-row table:style-name="ro3">
          <table:table-cell table:number-columns-repeated="1024"/>
        </table:table-row>
      </table:table>
      <table:table table:name="MEAN &amp; Angular Dev Contents" table:style-name="ta3">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Sr. No</text:p>
          </table:table-cell>
          <table:table-cell table:style-name="ce6" office:value-type="string" calcext:value-type="string">
            <text:p>MEAN Development Plans</text:p>
          </table:table-cell>
          <table:table-cell table:style-name="ce6" office:value-type="string" calcext:value-type="string">
            <text:p>Links</text:p>
          </table:table-cell>
          <table:table-cell table:style-name="ce12" office:value-type="string" calcext:value-type="string">
            <text:p>Weekly Plan</text:p>
          </table:table-cell>
          <table:table-cell table:number-columns-repeated="1020"/>
        </table:table-row>
        <table:table-row table:style-name="ro4">
          <table:table-cell table:style-name="ce2" office:value-type="float" office:value="1" calcext:value-type="float" table:number-columns-spanned="1" table:number-rows-spanned="2">
            <text:p>1</text:p>
          </table:table-cell>
          <table:table-cell table:style-name="ce7" office:value-type="string" calcext:value-type="string" table:number-columns-spanned="1" table:number-rows-spanned="2">
            <text:p>Learn Linux Comands and Basic Scripting</text:p>
          </table:table-cell>
          <table:table-cell table:style-name="ce10" office:value-type="string" calcext:value-type="string">
            <text:p><text:a xlink:href="http://ryanstutorials.net/linuxtutorial/" xlink:type="simple">http://ryanstutorials.net/linuxtutorial/</text:a></text:p>
          </table:table-cell>
          <table:table-cell table:style-name="ce13" office:value-type="string" calcext:value-type="string" table:number-columns-spanned="1" table:number-rows-spanned="2">
            <text:p>Day 1</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2" calcext:value-type="float" table:number-columns-spanned="1" table:number-rows-spanned="2">
            <text:p>2</text:p>
          </table:table-cell>
          <table:table-cell table:style-name="ce7" office:value-type="string" calcext:value-type="string" table:number-columns-spanned="1" table:number-rows-spanned="2">
            <text:p>Practical Lab Execise in GIT on Basic Git Commands, Initializing the GIT, Mapping GIT Repository, Pulling from Git, Pushing and Comitting to GIT, Braching and Merging the Branch. All from the Terminal and command line...</text:p>
          </table:table-cell>
          <table:table-cell table:style-name="ce10" office:value-type="string" calcext:value-type="string">
            <text:p><text:a xlink:href="https://git-scm.com/book/en/v2" xlink:type="simple">https://git-scm.com/book/en/v2</text:a></text:p>
          </table:table-cell>
          <table:table-cell table:style-name="ce13" office:value-type="string" calcext:value-type="string" table:number-columns-spanned="1" table:number-rows-spanned="2">
            <text:p>Day 2</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0" office:value-type="string" calcext:value-type="string">
            <text:p><text:a xlink:href="http://rypress.com/tutorials/git/index" xlink:type="simple">http://rypress.com/tutorials/git/index</text:a></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3" calcext:value-type="float" table:number-columns-spanned="1" table:number-rows-spanned="5">
            <text:p>3</text:p>
          </table:table-cell>
          <table:table-cell table:style-name="ce7" office:value-type="string" calcext:value-type="string" table:number-columns-spanned="1" table:number-rows-spanned="5">
            <text:p>Write 50 Programs which are Logic Based, Data Structure Based and Object Oriented. <text:s/>Write the code in non IDE Environment and using Command Line to Compile. Aim is to get comfortable in Coding and Writting Code in a proper structure, comments and naming conventions. Plus solving problem using JS Canvas to understand ability to Draw, Event Handling and Logical Solving.</text:p>
          </table:table-cell>
          <table:table-cell table:style-name="ce10" office:value-type="string" calcext:value-type="string">
            <text:p><text:a xlink:href="https://goo.gl/3lDyor" xlink:type="simple">https://goo.gl/3lDyor</text:a></text:p>
          </table:table-cell>
          <table:table-cell table:style-name="ce13" office:value-type="string" calcext:value-type="string" table:number-columns-spanned="1" table:number-rows-spanned="5">
            <text:p>Week 1 &amp; 2</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Learn/Getting_started_with_the_web/HTML_basics&quot;;&quot;Getting started with the HTML Basics&quot;)" office:value-type="string" office:string-value="Getting started with the HTML Basics" calcext:value-type="string">
            <text:p>Getting started with the HTML Basic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Learn/Getting_started_with_the_web/CSS_basics&quot;;&quot;Getting started with CSS Basics&quot;)" office:value-type="string" office:string-value="Getting started with CSS Basics" calcext:value-type="string">
            <text:p>Getting started with CSS Basic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Learn/Getting_started_with_the_web/JavaScript_basics&quot;;&quot;Getting started with JS Basics&quot;)" office:value-type="string" office:string-value="Getting started with JS Basics" calcext:value-type="string">
            <text:p>Getting started with JS Basics</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s://developer.mozilla.org/en-US/docs/Learn/JavaScript/Building_blocks/Events&quot;;&quot;JS Mouse Events&quot;)" office:value-type="string" office:string-value="JS Mouse Events" calcext:value-type="string">
            <text:p>JS Mouse Events</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4" calcext:value-type="float" table:number-columns-spanned="1" table:number-rows-spanned="2">
            <text:p>4</text:p>
          </table:table-cell>
          <table:table-cell table:style-name="ce7" office:value-type="string" calcext:value-type="string" table:number-columns-spanned="1" table:number-rows-spanned="2">
            <text:p>Week 3 - 7 Develop a Full Stack Sample App. All are predefind Apps. Every week out of 6 working days - First 4 Days are Learning and the Last 2 Days are developing the Sample App</text:p>
          </table:table-cell>
          <table:table-cell table:style-name="ce11" office:value-type="string" calcext:value-type="string">
            <text:p>1. To Do App</text:p>
          </table:table-cell>
          <table:table-cell table:style-name="ce13" office:value-type="string" calcext:value-type="string" table:number-columns-spanned="1" table:number-rows-spanned="2">
            <text:p>Week 3 to 7</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office:value-type="string" calcext:value-type="string">
            <text:p>2. Settle Up App</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5" calcext:value-type="float" table:number-columns-spanned="1" table:number-rows-spanned="10">
            <text:p>5</text:p>
          </table:table-cell>
          <table:table-cell table:style-name="ce7" office:value-type="string" calcext:value-type="string" table:number-columns-spanned="1" table:number-rows-spanned="10">
            <text:p><text:span text:style-name="T1">Learn</text:span>  - Advance JS, JQuery Core, SugarJs, JQuery Single Page App</text:p>
            <text:p/>
            <text:p><text:span text:style-name="T1">Develop</text:span> - Login and Registration Page of ToDo App. Save Data using Cookie and Browser Cache</text:p>
          </table:table-cell>
          <table:table-cell table:style-name="ce10" table:formula="of:=HYPERLINK(&quot;https://learn.jquery.com/about-jquery/how-jquery-works/&quot;;&quot;How JQuery Works&quot;)" office:value-type="string" office:string-value="How JQuery Works" calcext:value-type="string">
            <text:p>How JQuery Works</text:p>
          </table:table-cell>
          <table:table-cell table:style-name="ce13" office:value-type="string" calcext:value-type="string" table:number-columns-spanned="1" table:number-rows-spanned="10">
            <text:p>Week 3</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learn.jquery.com/using-jquery-core/&quot;;&quot;Using JQuery Core&quot;)" office:value-type="string" office:string-value="Using JQuery Core" calcext:value-type="string">
            <text:p>Using JQuery Cor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learn.jquery.com/events/&quot;;&quot;JQuery Events&quot;)" office:value-type="string" office:string-value="JQuery Events" calcext:value-type="string">
            <text:p>JQuery Event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anandnalya.com/2012/03/building-a-single-page-webapp-with-jquery/&quot;;&quot;Building a Single Page Webapp with jQuery&quot;)" office:value-type="string" office:string-value="Building a Single Page Webapp with jQuery" calcext:value-type="string">
            <office:annotation draw:style-name="gr2" draw:text-style-name="P2" svg:width="117.48mm" svg:height="21.76mm" svg:x="291.3mm" svg:y="168.77mm" draw:caption-point-x="-4.07mm" draw:caption-point-y="-11.51mm">
              <dc:date>2017-04-15T00:00:00</dc:date>
              <text:p text:style-name="P1">http://stackoverflow.com/documentation/javascript/231/promises</text:p>
              <text:p text:style-name="P1"><text:tab/>-Hamid Raza Noori</text:p>
              <text:p text:style-name="P1">http://javascriptissexy.com/understand-javascript-callback-functions-and-use-them/</text:p>
              <text:p text:style-name="P1"><text:tab/>-Hamid Raza Noori</text:p>
            </office:annotation>
            <text:p>Building a Single Page Webapp with jQuery</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rive.google.com/open?id=0B0jZW8ujEzSSc2FkWHpueFFYQ1k&quot;;&quot;Single Page App Code&quot;)" office:value-type="string" office:string-value="Single Page App Code" calcext:value-type="string">
            <text:p>Single Page App Cod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sugarjs.com/quickstart/&quot;;&quot;Use SugarJS as utility library for working with native objects like Dates needed for ToDo App&quot;)" office:value-type="string" office:string-value="Use SugarJS as utility library for working with native objects like Dates needed for ToDo App" calcext:value-type="string">
            <text:p>Use SugarJS as utility library for working with native objects like Dates needed for ToDo App</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JavaScript/First_steps&quot;;&quot;EXTRAS - JavaScript First Steps&quot;)" office:value-type="string" office:string-value="EXTRAS - JavaScript First Steps" calcext:value-type="string">
            <text:p>EXTRAS - JavaScript First Step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JavaScript/Building_blocks&quot;;&quot;EXTRAS - JavaScript Building Blocks&quot;)" office:value-type="string" office:string-value="EXTRAS - JavaScript Building Blocks" calcext:value-type="string">
            <text:p>EXTRAS - JavaScript Building Block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Web/JavaScript/Guide/Grammar_and_Types&quot;;&quot;REFERENCE - Complete JS Guide - JS Guide &amp; JS Intermediate&quot;)" office:value-type="string" office:string-value="REFERENCE - Complete JS Guide - JS Guide &amp; JS Intermediate" calcext:value-type="string">
            <text:p>REFERENCE - Complete JS Guide - JS Guide &amp; JS Intermediate</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6" calcext:value-type="float" table:number-columns-spanned="1" table:number-rows-spanned="5">
            <text:p>6</text:p>
          </table:table-cell>
          <table:table-cell table:style-name="ce7" office:value-type="string" calcext:value-type="string" table:number-columns-spanned="1" table:number-rows-spanned="5">
            <text:p><text:span text:style-name="T1">Learn</text:span> - Bootstrap, AJAX, NodeJs and Firebase</text:p>
            <text:p/>
            <text:p><text:span text:style-name="T1">Develop</text:span> - REST API for Login and Registration using Firebase as Data Source. Use AJAX to make REST API Calls. Develop Navigation Drawer. </text:p>
          </table:table-cell>
          <table:table-cell table:style-name="ce10" table:formula="of:=HYPERLINK(&quot;https://learn.jquery.com/ajax/&quot;;&quot;Learn JQuery Ajax&quot;)" office:value-type="string" office:string-value="Learn JQuery Ajax" calcext:value-type="string">
            <text:p>Learn JQuery Ajax</text:p>
          </table:table-cell>
          <table:table-cell table:style-name="ce13" office:value-type="string" calcext:value-type="string" table:number-columns-spanned="1" table:number-rows-spanned="5">
            <text:p>Week 4</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Server-side&quot;;&quot;Server-side website programming&quot;)" office:value-type="string" office:string-value="Server-side website programming" calcext:value-type="string">
            <text:p>Server-side website programming</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Server-side/First_steps/Client-Server_overview&quot;;&quot;Make HTTP REST Calls from Client Side&quot;)" office:value-type="string" office:string-value="Make HTTP REST Calls from Client Side" calcext:value-type="string">
            <text:p>Make HTTP REST Calls from Client Sid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Server-side/Express_Nodejs/Introduction&quot;;&quot;Express and NodeJs&quot;)" office:value-type="string" office:string-value="Express and NodeJs" calcext:value-type="string">
            <text:p>Express and NodeJs</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covered-table-cell table:style-name="ce14"/>
          <table:table-cell table:style-name="ce9" table:number-columns-repeated="23"/>
          <table:table-cell table:number-columns-repeated="997"/>
        </table:table-row>
        <table:table-row table:style-name="ro4">
          <table:table-cell table:style-name="ce2" office:value-type="float" office:value="7" calcext:value-type="float" table:number-columns-spanned="1" table:number-rows-spanned="4">
            <text:p>7</text:p>
          </table:table-cell>
          <table:table-cell table:style-name="ce7" office:value-type="string" calcext:value-type="string" table:number-columns-spanned="1" table:number-rows-spanned="4">
            <text:p><text:span text:style-name="T1">Learn</text:span> - Mongo DB, Routes, Controllers with Sample Library App and Get Started on Angular</text:p>
            <text:p/>
            <text:p><text:span text:style-name="T1">Develop</text:span> - Develop the REST API on MEAN Stack. </text:p>
          </table:table-cell>
          <table:table-cell table:style-name="ce19" table:formula="of:=HYPERLINK(&quot;https://developer.mozilla.org/en-US/docs/Learn/Server-side/Express_Nodejs/Tutorial_local_library_website&quot;;&quot;Suggested Exercise - Library Tutorial in Express, Mongo and Node&quot;)" office:value-type="string" office:string-value="Suggested Exercise - Library Tutorial in Express, Mongo and Node" calcext:value-type="string">
            <text:p>Suggested Exercise - Library Tutorial in Express, Mongo and Node</text:p>
          </table:table-cell>
          <table:table-cell table:style-name="ce13" office:value-type="string" calcext:value-type="string" table:number-columns-spanned="1" table:number-rows-spanned="4">
            <text:p>Week 5</text:p>
          </table:table-cell>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developer.mozilla.org/en-US/docs/Learn/Server-side/Express_Nodejs/mongoose&quot;;&quot;Using Mongoose Database&quot;)" office:value-type="string" office:string-value="Using Mongoose Database" calcext:value-type="string">
            <text:p>Using Mongoose Databas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developer.mozilla.org/en-US/docs/Learn/Server-side/Express_Nodejs/routes&quot;;&quot;Using Routes &amp; Controllers&quot;)" office:value-type="string" office:string-value="Using Routes &amp; Controllers" calcext:value-type="string">
            <text:p>Using Routes &amp; Controllers</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www.learn-angular.org/#!/lessons/the-essentials&quot;;&quot;Learn Angular Essentials&quot;)" office:value-type="string" office:string-value="Learn Angular Essentials" calcext:value-type="string">
            <text:p>Learn Angular Essentials</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8" calcext:value-type="float" table:number-columns-spanned="1" table:number-rows-spanned="3">
            <text:p>8</text:p>
          </table:table-cell>
          <table:table-cell table:style-name="ce7" office:value-type="string" calcext:value-type="string" table:number-columns-spanned="1" table:number-rows-spanned="3">
            <text:p><text:span text:style-name="T1">Learn</text:span> - Angular Basic Directives, Services Factories and a Sample App</text:p>
            <text:p/>
            <text:p><text:span text:style-name="T1">Develop</text:span> - Develop initial Login, Registration and Home Screen in Angular</text:p>
          </table:table-cell>
          <table:table-cell table:style-name="ce10" table:formula="of:=HYPERLINK(&quot;http://www.learn-angular.org/#!/lessons/a-simple-app&quot;;&quot;Learn Angular using a Simple App&quot;)" office:value-type="string" office:string-value="Learn Angular using a Simple App" calcext:value-type="string">
            <text:p>Learn Angular using a Simple App</text:p>
          </table:table-cell>
          <table:table-cell table:style-name="ce13" office:value-type="string" calcext:value-type="string" table:number-columns-spanned="1" table:number-rows-spanned="3">
            <text:p>Week 6</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learn-angular.org/#!/lessons/two-way-bindings&quot;;&quot;Learn Angular - Basic Directives &quot;)" office:value-type="string" office:string-value="Learn Angular - Basic Directives" calcext:value-type="string">
            <text:p>Learn Angular - Basic Directives</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www.learn-angular.org/#!/lessons/handling-complexity&quot;;&quot;Learn Angular Services - Services, Factory, etc&quot;)" office:value-type="string" office:string-value="Learn Angular Services - Services, Factory, etc" calcext:value-type="string">
            <text:p>Learn Angular Services - Services, Factory, etc</text:p>
          </table:table-cell>
          <table:covered-table-cell table:style-name="ce14"/>
          <table:table-cell table:style-name="ce9" table:number-columns-repeated="23"/>
          <table:table-cell table:number-columns-repeated="997"/>
        </table:table-row>
        <table:table-row table:style-name="ro5">
          <table:table-cell table:style-name="ce2" office:value-type="float" office:value="9" calcext:value-type="float" table:number-columns-spanned="1" table:number-rows-spanned="2">
            <text:p>9</text:p>
          </table:table-cell>
          <table:table-cell table:style-name="ce7" office:value-type="string" calcext:value-type="string" table:number-columns-spanned="1" table:number-rows-spanned="2">
            <text:p><text:span text:style-name="T1">Learn</text:span> - Angular to Enrich Application, Watch, Filter, Data Validations, AJAX, Animations</text:p>
            <text:p/>
            <text:p><text:span text:style-name="T1">Develop</text:span> - Develop Navigation Drawer, Animations and complete ToDo App in Angular</text:p>
          </table:table-cell>
          <table:table-cell table:style-name="ce10" table:formula="of:=HYPERLINK(&quot;http://www.learn-angular.org/#!/lessons/watch&quot;;&quot;Learn Angular to Enrich Application - Watch, Filter, Data Validations, AJAX&quot;)" office:value-type="string" office:string-value="Learn Angular to Enrich Application - Watch, Filter, Data Validations, AJAX" calcext:value-type="string">
            <text:p>Learn Angular to Enrich Application - Watch, Filter, Data Validations, AJAX</text:p>
          </table:table-cell>
          <table:table-cell table:style-name="ce13" office:value-type="string" calcext:value-type="string" table:number-columns-spanned="1" table:number-rows-spanned="2">
            <text:p>Week 7</text:p>
          </table:table-cell>
          <table:table-cell table:style-name="ce9" table:number-columns-repeated="23"/>
          <table:table-cell table:number-columns-repeated="997"/>
        </table:table-row>
        <table:table-row table:style-name="ro6">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10" calcext:value-type="float" table:number-columns-spanned="1" table:number-rows-spanned="2">
            <text:p>10</text:p>
          </table:table-cell>
          <table:table-cell table:style-name="ce7" office:value-type="string" calcext:value-type="string" table:number-columns-spanned="1" table:number-rows-spanned="2">
            <text:p><text:span text:style-name="T1">Develop</text:span> - Each Fellowship Engineer will work on a Problem Statement from Live Ideation which is very unique and done individually.</text:p>
          </table:table-cell>
          <table:table-cell table:style-name="ce11"/>
          <table:table-cell table:style-name="ce13" office:value-type="string" calcext:value-type="string" table:number-columns-spanned="1" table:number-rows-spanned="2">
            <text:p>Week 8 to 12</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number-rows-repeated="982">
          <table:table-cell table:style-name="ce5"/>
          <table:table-cell table:style-name="ce9" table:number-columns-repeated="2"/>
          <table:table-cell table:style-name="ce16"/>
          <table:table-cell table:style-name="ce9" table:number-columns-repeated="23"/>
          <table:table-cell table:number-columns-repeated="997"/>
        </table:table-row>
        <table:table-row table:style-name="ro3" table:number-rows-repeated="1047555">
          <table:table-cell table:number-columns-repeated="1024"/>
        </table:table-row>
        <table:table-row table:style-name="ro3">
          <table:table-cell table:number-columns-repeated="1024"/>
        </table:table-row>
      </table:table>
      <table:table table:name="Android Dev Contents" table:style-name="ta4">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Sr. No</text:p>
          </table:table-cell>
          <table:table-cell table:style-name="ce6" office:value-type="string" calcext:value-type="string">
            <text:p>Android Dev Plans</text:p>
          </table:table-cell>
          <table:table-cell table:style-name="ce6" office:value-type="string" calcext:value-type="string">
            <text:p>Links</text:p>
          </table:table-cell>
          <table:table-cell table:style-name="ce12" office:value-type="string" calcext:value-type="string">
            <text:p>Weekly Plan</text:p>
          </table:table-cell>
          <table:table-cell table:number-columns-repeated="1020"/>
        </table:table-row>
        <table:table-row table:style-name="ro4">
          <table:table-cell table:style-name="ce2" office:value-type="float" office:value="1" calcext:value-type="float" table:number-columns-spanned="1" table:number-rows-spanned="2">
            <text:p>1</text:p>
          </table:table-cell>
          <table:table-cell table:style-name="ce7" office:value-type="string" calcext:value-type="string" table:number-columns-spanned="1" table:number-rows-spanned="2">
            <text:p>Learn Linux Comands and Basic Scripting</text:p>
          </table:table-cell>
          <table:table-cell table:style-name="ce10" office:value-type="string" calcext:value-type="string">
            <text:p><text:a xlink:href="http://ryanstutorials.net/linuxtutorial/" xlink:type="simple">http://ryanstutorials.net/linuxtutorial/</text:a></text:p>
          </table:table-cell>
          <table:table-cell table:style-name="ce13" office:value-type="string" calcext:value-type="string" table:number-columns-spanned="1" table:number-rows-spanned="2">
            <text:p>Day 1</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2" calcext:value-type="float" table:number-columns-spanned="1" table:number-rows-spanned="2">
            <text:p>2</text:p>
          </table:table-cell>
          <table:table-cell table:style-name="ce7" office:value-type="string" calcext:value-type="string" table:number-columns-spanned="1" table:number-rows-spanned="2">
            <text:p>Practical Lab Execise in GIT on Basic Git Commands, Initializing the GIT, Mapping GIT Repository, Pulling from Git, Pushing and Comitting to GIT, Braching and Merging the Branch. All from the Terminal and command line...</text:p>
          </table:table-cell>
          <table:table-cell table:style-name="ce10" office:value-type="string" calcext:value-type="string">
            <text:p><text:a xlink:href="https://git-scm.com/book/en/v2" xlink:type="simple">https://git-scm.com/book/en/v2</text:a></text:p>
          </table:table-cell>
          <table:table-cell table:style-name="ce13" office:value-type="string" calcext:value-type="string" table:number-columns-spanned="1" table:number-rows-spanned="2">
            <text:p>Day 2</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0" office:value-type="string" calcext:value-type="string">
            <text:p><text:a xlink:href="http://rypress.com/tutorials/git/index" xlink:type="simple">http://rypress.com/tutorials/git/index</text:a></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3" calcext:value-type="float" table:number-columns-spanned="1" table:number-rows-spanned="4">
            <text:p>3</text:p>
          </table:table-cell>
          <table:table-cell table:style-name="ce7" office:value-type="string" calcext:value-type="string" table:number-columns-spanned="1" table:number-rows-spanned="4">
            <text:p>Write 50 Programs which are Logic Based, Data Structure Based and Object Oriented. <text:s/>Write the code in non IDE Environment and using Command Line to Compile. Aim is to get comfortable in Coding and Writting Code in a proper structure, comments and naming conventions. Plus solving problem using JS Canvas to understand ability to Draw, Event Handling and Logical Solving.</text:p>
          </table:table-cell>
          <table:table-cell table:style-name="ce10" office:value-type="string" calcext:value-type="string">
            <text:p><text:a xlink:href="https://goo.gl/3lDyor" xlink:type="simple">https://goo.gl/3lDyor</text:a></text:p>
          </table:table-cell>
          <table:table-cell table:style-name="ce13" office:value-type="string" calcext:value-type="string" table:number-columns-spanned="1" table:number-rows-spanned="4">
            <text:p>Week 1 &amp; 2</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Getting_started_with_the_web&quot;;&quot;Getting started with the Web - HTML, CSS and Basic JS&quot;)" office:value-type="string" office:string-value="Getting started with the Web - HTML, CSS and Basic JS" calcext:value-type="string">
            <text:p>Getting started with the Web - HTML, CSS and Basic J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Web/JavaScript&quot;;&quot;Learn JS for Biginners to solve Canvas Problem - Learn JS Guide&quot;)" office:value-type="string" office:string-value="Learn JS for Biginners to solve Canvas Problem - Learn JS Guide" calcext:value-type="string">
            <text:p>Learn JS for Biginners to solve Canvas Problem - Learn JS Guide</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s://developer.mozilla.org/en-US/docs/Learn/JavaScript/Building_blocks/Events&quot;;&quot;JS Mouse Events&quot;)" office:value-type="string" office:string-value="JS Mouse Events" calcext:value-type="string">
            <text:p>JS Mouse Events</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4" calcext:value-type="float" table:number-columns-spanned="1" table:number-rows-spanned="2">
            <text:p>4</text:p>
          </table:table-cell>
          <table:table-cell table:style-name="ce7" office:value-type="string" calcext:value-type="string" table:number-columns-spanned="1" table:number-rows-spanned="2">
            <text:p>Week 3 - 7 Develop a Full Stack Sample App. All are predefind Apps. Every week out of 6 working days - First 4 Days are Learning and the Last 2 Days are developing the Sample App</text:p>
          </table:table-cell>
          <table:table-cell table:style-name="ce11" office:value-type="string" calcext:value-type="string">
            <text:p>1. To Do App</text:p>
          </table:table-cell>
          <table:table-cell table:style-name="ce13" office:value-type="string" calcext:value-type="string" table:number-columns-spanned="1" table:number-rows-spanned="2">
            <text:p>Week 3 to 7</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office:value-type="string" calcext:value-type="string">
            <text:p>2. Settle Up App</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5" calcext:value-type="float" table:number-columns-spanned="1" table:number-rows-spanned="12">
            <text:p>5</text:p>
          </table:table-cell>
          <table:table-cell table:style-name="ce7" office:value-type="string" calcext:value-type="string" table:number-columns-spanned="1" table:number-rows-spanned="12">
            <text:p>Learn  - Android Folder Structure, Android Studio, Activities, Intent, Layouts, View, View Groups, Shared Preference, Common Design Patterns...</text:p>
            <text:p/>
            <text:p>Develop - Splash Screen, Login and Registration Page of ToDo App. Save Data in Local Cache</text:p>
          </table:table-cell>
          <table:table-cell table:style-name="ce10" table:formula="of:=HYPERLINK(&quot;https://www.raywenderlich.com/154676/android-studio-tutorial-introduction&quot;;&quot;Android Studio Introduction by Raywenderlich&quot;)" office:value-type="string" office:string-value="Android Studio Introduction by Raywenderlich" calcext:value-type="string">
            <text:p>Android Studio Introduction by Raywenderlich</text:p>
          </table:table-cell>
          <table:table-cell table:style-name="ce13" office:value-type="string" calcext:value-type="string" table:number-columns-spanned="1" table:number-rows-spanned="12">
            <text:p>Week 3</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tacktips.com/tutorials/android/android-studio-project-structure&quot;;&quot;Android Studio and Project Structure&quot;)" office:value-type="string" office:string-value="Android Studio and Project Structure" calcext:value-type="string">
            <text:p>Android Studio and Project Structur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16580/introduction-to-android-activities-tutorial&quot;;&quot;Introduction to Android Activities Tutorial&quot;)" office:value-type="string" office:string-value="Introduction to Android Activities Tutorial" calcext:value-type="string">
            <text:p>Introduction to Android Activities Tutorial</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vogella.com/tutorials/AndroidLifeCycle/article.html&quot;;&quot;Android Activity Life Cycle&quot;)" office:value-type="string" office:string-value="Android Activity Life Cycle" calcext:value-type="string">
            <text:p>Android Activity Life Cycl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03044/android-intents-tutorial&quot;;&quot;Android: Intents Tutorial&quot;)" office:value-type="string" office:string-value="Android: Intents Tutorial" calcext:value-type="string">
            <text:p>Android: Intents Tutorial</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vogella.com/tutorials/AndroidIntent/article.html&quot;;&quot;Android Intents&quot;)" office:value-type="string" office:string-value="Android Intents" calcext:value-type="string">
            <text:p>Android Intent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androidhive.info/2011/07/android-layouts-linear-layout-relative-layout-and-table-layout/&quot;;&quot;Layouts&quot;)" office:value-type="string" office:string-value="Layouts" calcext:value-type="string">
            <text:p>Layout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tutorials.jenkov.com/android/view-viewgroup.html&quot;;&quot;View And View Group&quot;)" office:value-type="string" office:string-value="View And View Group" calcext:value-type="string">
            <text:p>View And View Group</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androidhive.info/2012/08/android-session-management-using-shared-preferences/&quot;;&quot;Android Shared Preference&quot;)" office:value-type="string" office:string-value="Android Shared Preference" calcext:value-type="string">
            <text:p>Android Shared Preferenc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androidhive.info/2013/07/how-to-implement-android-splash-screen-2/&quot;;&quot;Android Splash Screen Demo&quot;)" office:value-type="string" office:string-value="Android Splash Screen Demo" calcext:value-type="string">
            <text:p>Android Splash Screen Demo</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09843/common-design-patterns-for-android&quot;;&quot;Common Design Patterns for Android&quot;)" office:value-type="string" office:string-value="Common Design Patterns for Android" calcext:value-type="string">
            <text:p>Common Design Patterns for Android</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6" calcext:value-type="float" table:number-columns-spanned="1" table:number-rows-spanned="8">
            <text:p>6</text:p>
          </table:table-cell>
          <table:table-cell table:style-name="ce7" office:value-type="string" calcext:value-type="string" table:number-columns-spanned="1" table:number-rows-spanned="8">
            <text:p><text:span text:style-name="T1">Learn</text:span> - Recycler View, Grid View, Scroll View, View Pager and Fragments</text:p>
            <text:p/>
            <text:p><text:span text:style-name="T1">Develop</text:span> - Show ToDo Items in List and Grid View. Open New To Do Item in a Fragment</text:p>
          </table:table-cell>
          <table:table-cell table:style-name="ce10" table:formula="of:=HYPERLINK(&quot;https://www.raywenderlich.com/126528/android-recyclerview-tutorial&quot;;&quot;Android RecyclerView Tutorial&quot;)" office:value-type="string" office:string-value="Android RecyclerView Tutorial" calcext:value-type="string">
            <text:p>Android RecyclerView Tutorial</text:p>
          </table:table-cell>
          <table:table-cell table:style-name="ce13" office:value-type="string" calcext:value-type="string" table:number-columns-spanned="1" table:number-rows-spanned="8">
            <text:p>Week 4</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vogella.com/tutorials/AndroidRecyclerView/article.html&quot;;&quot;RecyclerView&quot;)" office:value-type="string" office:string-value="RecyclerView" calcext:value-type="string">
            <text:p>RecyclerView</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27544/android-gridview-getting-started&quot;;&quot;Android GridView Tutorial&quot;)" office:value-type="string" office:string-value="Android GridView Tutorial" calcext:value-type="string">
            <text:p>Android GridView Tutorial</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android.com/training/material/lists-cards.html&quot;;&quot;Android List View And Card View &quot;)" office:value-type="string" office:string-value="Android List View And Card View" calcext:value-type="string">
            <text:p>Android List View And Card View</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49112/android-fragments-tutorial-introduction&quot;;&quot;Android Fragments Tutorial: An Introduction&quot;)" office:value-type="string" office:string-value="Android Fragments Tutorial: An Introduction" calcext:value-type="string">
            <text:p>Android Fragments Tutorial: An Introduction</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vogella.com/tutorials/AndroidFragments/article.html&quot;;&quot;Android Fragments&quot;)" office:value-type="string" office:string-value="Android Fragments" calcext:value-type="string">
            <text:p>Android Fragment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androidhive.info/2015/09/android-material-design-working-with-tabs/&quot;;&quot;SwipeTabs With Fragments&quot;)" office:value-type="string" office:string-value="SwipeTabs With Fragments" calcext:value-type="string">
            <text:p>SwipeTabs With Fragments</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covered-table-cell table:style-name="ce14"/>
          <table:table-cell table:style-name="ce9" table:number-columns-repeated="23"/>
          <table:table-cell table:number-columns-repeated="997"/>
        </table:table-row>
        <table:table-row table:style-name="ro4">
          <table:table-cell table:style-name="ce2" office:value-type="float" office:value="7" calcext:value-type="float" table:number-columns-spanned="1" table:number-rows-spanned="7">
            <text:p>7</text:p>
          </table:table-cell>
          <table:table-cell table:style-name="ce7" office:value-type="string" calcext:value-type="string" table:number-columns-spanned="1" table:number-rows-spanned="7">
            <text:p><text:span text:style-name="T1">Learn</text:span> - Swipe Tab both Right Swipe as well as Left Swipe, DB, UI Transition, Selfie Profile Pic, Navigation Drawer, Material Design...</text:p>
            <text:p/>
            <text:p><text:span text:style-name="T1">Develop</text:span> - Swipe ToDo Item to right to finish To Do Item and Left to select Date, Navigation Drawer to set User Profile, Transition to open To Do Item and Close and Save it to Local DB</text:p>
          </table:table-cell>
          <table:table-cell table:style-name="ce19" table:formula="of:=HYPERLINK(&quot;http://stackoverflow.com/questions/30908068/android-listview-swipe-right-and-left-to-accept-and-reject&quot;;&quot;Right And Left Swipe On List Row Item To Perform Desired Action&quot;)" office:value-type="string" office:string-value="Right And Left Swipe On List Row Item To Perform Desired Action" calcext:value-type="string">
            <text:p>Right And Left Swipe On List Row Item To Perform Desired Action</text:p>
          </table:table-cell>
          <table:table-cell table:style-name="ce13" office:value-type="string" calcext:value-type="string" table:number-columns-spanned="1" table:number-rows-spanned="7">
            <text:p>Week 5</text:p>
          </table:table-cell>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tackoverflow.com/questions/17520750/list-view-item-swipe-left-and-swipe-right&quot;;&quot;RIght and Left Swipe Example&quot;)" office:value-type="string" office:string-value="RIght and Left Swipe Example" calcext:value-type="string">
            <text:p>RIght and Left Swipe Exampl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www.raywenderlich.com/103367/material-design&quot;;&quot;Android: An Introduction to Material Design&quot;)" office:value-type="string" office:string-value="Android: An Introduction to Material Design" calcext:value-type="string">
            <text:p>Android: An Introduction to Material Design</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www.raywenderlich.com/128105/introduction-android-animations&quot;;&quot;Android Animation Tutorial&quot;)" office:value-type="string" office:string-value="Android Animation Tutorial" calcext:value-type="string">
            <text:p>Android Animation Tutorial</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github.com/lgvalle/Material-Animations&quot;;&quot;Material-Animations&quot;)" office:value-type="string" office:string-value="Material-Animations" calcext:value-type="string">
            <text:p>Material-Animations</text:p>
          </table:table-cell>
          <table:covered-table-cell table:style-name="ce15"/>
          <table:table-cell table:style-name="ce9" table:number-columns-repeated="23"/>
          <table:table-cell table:number-columns-repeated="997"/>
        </table:table-row>
        <table:table-row table:style-name="ro6">
          <table:covered-table-cell table:style-name="ce4"/>
          <table:covered-table-cell/>
          <table:table-cell table:style-name="ce10" table:formula="of:=HYPERLINK(&quot;http://www.androidhive.info/2013/11/android-sliding-menu-using-navigation-drawer/&quot;;&quot;Android sliding menu using navigation drawer&quot;)" office:value-type="string" office:string-value="Android sliding menu using navigation drawer" calcext:value-type="string">
            <text:p>Android sliding menu using navigation drawer</text:p>
          </table:table-cell>
          <table:covered-table-cell table:style-name="ce15"/>
          <table:table-cell table:style-name="ce9" table:number-columns-repeated="23"/>
          <table:table-cell table:number-columns-repeated="997"/>
        </table:table-row>
        <table:table-row table:style-name="ro6">
          <table:covered-table-cell table:style-name="ce3"/>
          <table:covered-table-cell table:style-name="ce8"/>
          <table:table-cell table:style-name="ce10" table:formula="of:=HYPERLINK(&quot;http://www.javatpoint.com/android-sqlite-tutorial&quot;;&quot;android sqlite tutorial&quot;)" office:value-type="string" office:string-value="android sqlite tutorial" calcext:value-type="string">
            <text:p>android sqlite tutorial</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8" calcext:value-type="float" table:number-columns-spanned="1" table:number-rows-spanned="8">
            <text:p>8</text:p>
          </table:table-cell>
          <table:table-cell table:style-name="ce7" office:value-type="string" calcext:value-type="string" table:number-columns-spanned="1" table:number-rows-spanned="8">
            <text:p><text:span text:style-name="T1">Learn</text:span> - Firebase to save data in cloud, Web Service, Dependency Injection, Lazy Loading, Work on Tab &amp; Phone</text:p>
            <text:p/>
            <text:p><text:span text:style-name="T1">Develop</text:span> - Use Dependency Injection to save To Do Items in DB or Firebase Server. </text:p>
          </table:table-cell>
          <table:table-cell table:style-name="ce10" table:formula="of:=HYPERLINK(&quot;https://www.raywenderlich.com/126770/android-networking-tutorial-getting-started&quot;;&quot;Android Networking Tutorial: Getting Started&quot;)" office:value-type="string" office:string-value="Android Networking Tutorial: Getting Started" calcext:value-type="string">
            <text:p>Android Networking Tutorial: Getting Started</text:p>
          </table:table-cell>
          <table:table-cell table:style-name="ce13" office:value-type="string" calcext:value-type="string" table:number-columns-spanned="1" table:number-rows-spanned="8">
            <text:p>Week 6</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www.androidhive.info/2016/10/android-working-with-firebase-realtime-database/&quot;;&quot;Android working with Firebase Realtime Database&quot;)" office:value-type="string" office:string-value="Android working with Firebase Realtime Database" calcext:value-type="string">
            <text:p>Android working with Firebase Realtime Databas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zone.com/articles/androids-options-dependency&quot;;&quot;Dependency Injection &quot;)" office:value-type="string" office:string-value="Dependency Injection" calcext:value-type="string">
            <text:p>Dependency Injection</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tech.just-eat.com/2015/10/26/dependency-injection-on-android/&quot;;&quot;Dependency injection on android example&quot;)" office:value-type="string" office:string-value="Dependency injection on android example" calcext:value-type="string">
            <text:p>Dependency injection on android exampl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androidexample.com/Restful_Webservice_Call_And_Get_And_Parse_JSON_Data-_Android_Example/index.php?view=article_discription&amp;aid=101&amp;aaid=123&quot;;&quot;Android Webservices for parsing json&quot;)" office:value-type="string" office:string-value="Android Webservices for parsing json" calcext:value-type="string">
            <text:p>Android Webservices for parsing json</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14066/adaptive-ui-android-tutorial&quot;;&quot;Adaptive UI in Android Tutorial&quot;)" office:value-type="string" office:string-value="Adaptive UI in Android Tutorial" calcext:value-type="string">
            <text:p>Adaptive UI in Android Tutorial</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github.com/Naresh-Narsing/OnScrollApiCall&quot;;&quot;Android Lazy Loading with Volley library for network call&quot;)" office:value-type="string" office:string-value="Android Lazy Loading with Volley library for network call" calcext:value-type="string">
            <text:p>Android Lazy Loading with Volley library for network call</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9" calcext:value-type="float" table:number-columns-spanned="1" table:number-rows-spanned="3">
            <text:p>9</text:p>
          </table:table-cell>
          <table:table-cell table:style-name="ce7" office:value-type="string" calcext:value-type="string" table:number-columns-spanned="1" table:number-rows-spanned="3">
            <text:p><text:span text:style-name="T1">Learn</text:span> - Push Notification, Social Login, </text:p>
            <text:p/>
            <text:p><text:span text:style-name="T1">Develop</text:span> - Use Push Notification when To Do Item is added or to show reminder, Use G+ or FB Login</text:p>
          </table:table-cell>
          <table:table-cell table:style-name="ce10" table:formula="of:=HYPERLINK(&quot;https://dzone.com/articles/how-to-authenticate-on-android-using-social-logins&quot;;&quot;Social Login - Link 1&quot;)" office:value-type="string" office:string-value="Social Login - Link 1" calcext:value-type="string">
            <text:p>Social Login - Link 1</text:p>
          </table:table-cell>
          <table:table-cell table:style-name="ce13" office:value-type="string" calcext:value-type="string" table:number-columns-spanned="1" table:number-rows-spanned="3">
            <text:p>Week 7</text:p>
          </table:table-cell>
          <table:table-cell table:style-name="ce9" table:number-columns-repeated="23"/>
          <table:table-cell table:number-columns-repeated="997"/>
        </table:table-row>
        <table:table-row table:style-name="ro6">
          <table:covered-table-cell table:style-name="ce4"/>
          <table:covered-table-cell/>
          <table:table-cell table:style-name="ce10" table:formula="of:=HYPERLINK(&quot;https://auth0.com/blog/how-to-authenticate-on-android-using-social-logins/&quot;;&quot;Social Login - Link 2&quot;)" office:value-type="string" office:string-value="Social Login - Link 2" calcext:value-type="string">
            <text:p>Social Login - Link 2</text:p>
          </table:table-cell>
          <table:covered-table-cell table:style-name="ce15"/>
          <table:table-cell table:style-name="ce9" table:number-columns-repeated="23"/>
          <table:table-cell table:number-columns-repeated="997"/>
        </table:table-row>
        <table:table-row table:style-name="ro6">
          <table:covered-table-cell table:style-name="ce3"/>
          <table:covered-table-cell table:style-name="ce8"/>
          <table:table-cell table:style-name="ce10" table:formula="of:=HYPERLINK(&quot;http://www.survivingwithandroid.com/2016/09/android-firebase-push-notification.html&quot;;&quot;Push Notification Using Firebase&quot;)" office:value-type="string" office:string-value="Push Notification Using Firebase" calcext:value-type="string">
            <text:p>Push Notification Using Firebase</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10" calcext:value-type="float" table:number-columns-spanned="1" table:number-rows-spanned="2">
            <text:p>10</text:p>
          </table:table-cell>
          <table:table-cell table:style-name="ce7" office:value-type="string" calcext:value-type="string" table:number-columns-spanned="1" table:number-rows-spanned="2">
            <text:p><text:span text:style-name="T1">Develop</text:span> - Each Fellowship Engineer will work on a Problem Statement from Live Ideation which is very unique and done individually.</text:p>
          </table:table-cell>
          <table:table-cell table:style-name="ce11"/>
          <table:table-cell table:style-name="ce13" office:value-type="string" calcext:value-type="string" table:number-columns-spanned="1" table:number-rows-spanned="2">
            <text:p>Week 8 to 12</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11" calcext:value-type="float" table:number-columns-spanned="1" table:number-rows-spanned="2">
            <text:p>11</text:p>
          </table:table-cell>
          <table:table-cell table:style-name="ce7" office:value-type="string" calcext:value-type="string" table:number-columns-spanned="1" table:number-rows-spanned="2">
            <text:p>Android References</text:p>
          </table:table-cell>
          <table:table-cell table:style-name="ce10" table:formula="of:=HYPERLINK(&quot;https://www.raywenderlich.com/category/android&quot;;&quot;Android Development Tutorials by Raywenderlich&quot;)" office:value-type="string" office:string-value="Android Development Tutorials by Raywenderlich" calcext:value-type="string">
            <text:p>Android Development Tutorials by Raywenderlich</text:p>
          </table:table-cell>
          <table:table-cell table:style-name="ce13" office:value-type="string" calcext:value-type="string" table:number-columns-spanned="1" table:number-rows-spanned="2">
            <text:p>NA</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number-rows-repeated="980">
          <table:table-cell table:style-name="ce5"/>
          <table:table-cell table:style-name="ce9" table:number-columns-repeated="2"/>
          <table:table-cell table:style-name="ce16"/>
          <table:table-cell table:style-name="ce9" table:number-columns-repeated="23"/>
          <table:table-cell table:number-columns-repeated="997"/>
        </table:table-row>
        <table:table-row table:style-name="ro3" table:number-rows-repeated="1047542">
          <table:table-cell table:number-columns-repeated="1024"/>
        </table:table-row>
        <table:table-row table:style-name="ro3">
          <table:table-cell table:number-columns-repeated="1024"/>
        </table:table-row>
      </table:table>
      <table:table table:name="iOS Dev Contents" table:style-name="ta5">
        <table:table-column table:style-name="co1" table:default-cell-style-name="Default"/>
        <table:table-column table:style-name="co2" table:default-cell-style-name="Default"/>
        <table:table-column table:style-name="co6"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Sr. No</text:p>
          </table:table-cell>
          <table:table-cell table:style-name="ce6" office:value-type="string" calcext:value-type="string">
            <text:p>Android Dev Plans</text:p>
          </table:table-cell>
          <table:table-cell table:style-name="ce6" office:value-type="string" calcext:value-type="string">
            <text:p>Links</text:p>
          </table:table-cell>
          <table:table-cell table:style-name="ce12" office:value-type="string" calcext:value-type="string">
            <text:p>Weekly Plan</text:p>
          </table:table-cell>
          <table:table-cell table:number-columns-repeated="1020"/>
        </table:table-row>
        <table:table-row table:style-name="ro4">
          <table:table-cell table:style-name="ce2" office:value-type="float" office:value="1" calcext:value-type="float" table:number-columns-spanned="1" table:number-rows-spanned="2">
            <text:p>1</text:p>
          </table:table-cell>
          <table:table-cell table:style-name="ce7" office:value-type="string" calcext:value-type="string" table:number-columns-spanned="1" table:number-rows-spanned="2">
            <text:p>Learn Linux Comands and Basic Scripting</text:p>
          </table:table-cell>
          <table:table-cell table:style-name="ce10" office:value-type="string" calcext:value-type="string">
            <text:p><text:a xlink:href="http://ryanstutorials.net/linuxtutorial/" xlink:type="simple">http://ryanstutorials.net/linuxtutorial/</text:a></text:p>
          </table:table-cell>
          <table:table-cell table:style-name="ce13" office:value-type="string" calcext:value-type="string" table:number-columns-spanned="1" table:number-rows-spanned="2">
            <text:p>Day 1</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2" calcext:value-type="float" table:number-columns-spanned="1" table:number-rows-spanned="2">
            <text:p>2</text:p>
          </table:table-cell>
          <table:table-cell table:style-name="ce7" office:value-type="string" calcext:value-type="string" table:number-columns-spanned="1" table:number-rows-spanned="2">
            <text:p>Practical Lab Execise in GIT on Basic Git Commands, Initializing the GIT, Mapping GIT Repository, Pulling from Git, Pushing and Comitting to GIT, Braching and Merging the Branch. All from the Terminal and command line...</text:p>
          </table:table-cell>
          <table:table-cell table:style-name="ce10" office:value-type="string" calcext:value-type="string">
            <text:p><text:a xlink:href="https://git-scm.com/book/en/v2" xlink:type="simple">https://git-scm.com/book/en/v2</text:a></text:p>
          </table:table-cell>
          <table:table-cell table:style-name="ce13" office:value-type="string" calcext:value-type="string" table:number-columns-spanned="1" table:number-rows-spanned="2">
            <text:p>Day 2</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0" office:value-type="string" calcext:value-type="string">
            <text:p><text:a xlink:href="http://rypress.com/tutorials/git/index" xlink:type="simple">http://rypress.com/tutorials/git/index</text:a></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3" calcext:value-type="float" table:number-columns-spanned="1" table:number-rows-spanned="4">
            <text:p>3</text:p>
          </table:table-cell>
          <table:table-cell table:style-name="ce7" office:value-type="string" calcext:value-type="string" table:number-columns-spanned="1" table:number-rows-spanned="4">
            <text:p>Write 50 Programs which are Logic Based, Data Structure Based and Object Oriented. <text:s/>Write the code in non IDE Environment and using Command Line to Compile. Aim is to get comfortable in Coding and Writting Code in a proper structure, comments and naming conventions. Plus solving problem using JS Canvas to understand ability to Draw, Event Handling and Logical Solving.</text:p>
          </table:table-cell>
          <table:table-cell table:style-name="ce10" office:value-type="string" calcext:value-type="string">
            <text:p><text:a xlink:href="https://goo.gl/3lDyor" xlink:type="simple">https://goo.gl/3lDyor</text:a></text:p>
          </table:table-cell>
          <table:table-cell table:style-name="ce13" office:value-type="string" calcext:value-type="string" table:number-columns-spanned="1" table:number-rows-spanned="4">
            <text:p>Week 1 &amp; 2</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Learn/Getting_started_with_the_web&quot;;&quot;Getting started with the Web - HTML, CSS and Basic JS&quot;)" office:value-type="string" office:string-value="Getting started with the Web - HTML, CSS and Basic JS" calcext:value-type="string">
            <text:p>Getting started with the Web - HTML, CSS and Basic J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mozilla.org/en-US/docs/Web/JavaScript&quot;;&quot;Learn JS for Biginners to solve Canvas Problem - Learn JS Guide&quot;)" office:value-type="string" office:string-value="Learn JS for Biginners to solve Canvas Problem - Learn JS Guide" calcext:value-type="string">
            <text:p>Learn JS for Biginners to solve Canvas Problem - Learn JS Guide</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s://developer.mozilla.org/en-US/docs/Learn/JavaScript/Building_blocks/Events&quot;;&quot;JS Mouse Events&quot;)" office:value-type="string" office:string-value="JS Mouse Events" calcext:value-type="string">
            <text:p>JS Mouse Events</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4" calcext:value-type="float" table:number-columns-spanned="1" table:number-rows-spanned="2">
            <text:p>4</text:p>
          </table:table-cell>
          <table:table-cell table:style-name="ce7" office:value-type="string" calcext:value-type="string" table:number-columns-spanned="1" table:number-rows-spanned="2">
            <text:p>Week 3 - 7 Develop a Full Stack Sample App. All are predefind Apps. Every week out of 6 working days - First 4 Days are Learning and the Last 2 Days are developing the Sample App</text:p>
          </table:table-cell>
          <table:table-cell table:style-name="ce11" office:value-type="string" calcext:value-type="string">
            <text:p>1. To Do App</text:p>
          </table:table-cell>
          <table:table-cell table:style-name="ce13" office:value-type="string" calcext:value-type="string" table:number-columns-spanned="1" table:number-rows-spanned="2">
            <text:p>Week 3 to 7</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office:value-type="string" calcext:value-type="string">
            <text:p>2. Settle Up App</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4" calcext:value-type="float" table:number-columns-spanned="1" table:number-rows-spanned="5">
            <text:p>4</text:p>
          </table:table-cell>
          <table:table-cell table:style-name="ce7" office:value-type="string" calcext:value-type="string" table:number-columns-spanned="1" table:number-rows-spanned="5">
            <text:p>Learn - Obj C, Swift 3.0</text:p>
            <text:p/>
            <text:p>Develop - Develop Data Structure Problem in Obj C and Swift</text:p>
          </table:table-cell>
          <table:table-cell table:style-name="ce10" table:formula="of:=HYPERLINK(&quot;http://rypress.com/tutorials/objective-c/index&quot;;&quot;Learn Obj C&quot;)" office:value-type="string" office:string-value="Learn Obj C" calcext:value-type="string">
            <text:p>Learn Obj C</text:p>
          </table:table-cell>
          <table:table-cell table:style-name="ce13" office:value-type="string" calcext:value-type="string" table:number-columns-spanned="1" table:number-rows-spanned="5">
            <text:p>Week 3</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appcoda.com/learnswift/playgrounds.html&quot;;&quot;Obj C and Swift Programming&quot;)" office:value-type="string" office:string-value="Obj C and Swift Programming" calcext:value-type="string">
            <text:p>Obj C and Swift Programming</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apple.com/library/content/documentation/Swift/Conceptual/Swift_Programming_Language/GuidedTour.html#//apple_ref/doc/uid/TP40014097-CH2-ID1&quot;;&quot;Welcome to Swift &amp; Swift Tour&quot;)" office:value-type="string" office:string-value="Welcome to Swift &amp; Swift Tour" calcext:value-type="string">
            <text:p>Welcome to Swift &amp; Swift Tour</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apple.com/library/content/documentation/Swift/Conceptual/Swift_Programming_Language/TheBasics.html#//apple_ref/doc/uid/TP40014097-CH5-ID309&quot;;&quot;Learn Swift 3.0 Basic&quot;)" office:value-type="string" office:string-value="Learn Swift 3.0 Basic" calcext:value-type="string">
            <text:p>Learn Swift 3.0 Basic</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s://www.raywenderlich.com/category/swift&quot;;&quot;Swift Algorithms&quot;)" office:value-type="string" office:string-value="Swift Algorithms" calcext:value-type="string">
            <text:p>Swift Algorithms</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9" calcext:value-type="float" table:number-columns-spanned="1" table:number-rows-spanned="9">
            <text:p>9</text:p>
          </table:table-cell>
          <table:table-cell table:style-name="ce7" office:value-type="string" calcext:value-type="string" table:number-columns-spanned="1" table:number-rows-spanned="9">
            <text:p>Learn - HelloWorld App, Basic Views, Connect UI to Code, View Controller, StoryBoard, Save in Local Cache NSUserDefaults</text:p>
            <text:p/>
            <text:p>Develop - Splash Screen, Login and Registration Page of ToDo App. Save Data in Local Cache</text:p>
          </table:table-cell>
          <table:table-cell table:style-name="ce10" table:formula="of:=HYPERLINK(&quot;https://www.appcoda.com/learnswift/build-your-first-app.html&quot;;&quot;Build your First App&quot;)" office:value-type="string" office:string-value="Build your First App" calcext:value-type="string">
            <text:p>Build your First App</text:p>
          </table:table-cell>
          <table:table-cell table:style-name="ce13" office:value-type="string" calcext:value-type="string" table:number-columns-spanned="1" table:number-rows-spanned="9">
            <text:p>Week 4</text:p>
          </table:table-cell>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s://www.appcoda.com/learnswift/hello-world-explained.html&quot;;&quot;Hello World App Explained&quot;)" office:value-type="string" office:string-value="Hello World App Explained" calcext:value-type="string">
            <text:p>Hello World App Explained</text:p>
          </table:table-cell>
          <table:covered-table-cell table:style-name="ce15"/>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s://developer.apple.com/library/content/referencelibrary/GettingStarted/DevelopiOSAppsSwift/BuildABasicUI.html#//apple_ref/doc/uid/TP40015214-CH5-SW1&quot;;&quot;Build Basic UI&quot;)" office:value-type="string" office:string-value="Build Basic UI" calcext:value-type="string">
            <text:p>Build Basic UI</text:p>
          </table:table-cell>
          <table:covered-table-cell table:style-name="ce15"/>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tutlane.com/tutorial/ios/ios-lifecycle-architecture&quot;;&quot;Tutlane iOS Architecture, Actions &amp; Outlets, and Deligates&quot;)" office:value-type="string" office:string-value="Tutlane iOS Architecture, Actions &amp; Outlets, and Deligates" calcext:value-type="string">
            <text:p>Tutlane iOS Architecture, Actions &amp; Outlets, and Deligates</text:p>
          </table:table-cell>
          <table:covered-table-cell table:style-name="ce15"/>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tutlane.com/tutorial/ios/ios-storyboards&quot;;&quot;How to use Storyboards to design user interfaces&quot;)" office:value-type="string" office:string-value="How to use Storyboards to design user interfaces" calcext:value-type="string">
            <text:p>How to use Storyboards to design user interfaces</text:p>
          </table:table-cell>
          <table:covered-table-cell table:style-name="ce15"/>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s://www.raywenderlich.com/113388/storyboards-tutorial-in-ios-9-part-1&quot;;&quot;How to use Storyboards to design user interfaces - Ray Wenderlich Part 1&quot;)" office:value-type="string" office:string-value="How to use Storyboards to design user interfaces - Ray Wenderlich Part 1" calcext:value-type="string">
            <text:p>How to use Storyboards to design user interfaces - Ray Wenderlich Part 1</text:p>
          </table:table-cell>
          <table:covered-table-cell table:style-name="ce15"/>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www.thomashanning.com/userdefaults/&quot;;&quot;Save small data in UserDefaults&quot;)" office:value-type="string" office:string-value="Save small data in UserDefaults" calcext:value-type="string">
            <text:p>Save small data in UserDefaults</text:p>
          </table:table-cell>
          <table:covered-table-cell table:style-name="ce15"/>
          <table:table-cell table:style-name="ce21" table:number-columns-repeated="23"/>
          <table:table-cell table:number-columns-repeated="997"/>
        </table:table-row>
        <table:table-row table:style-name="ro4">
          <table:covered-table-cell table:style-name="ce4"/>
          <table:covered-table-cell/>
          <table:table-cell table:style-name="ce10" table:formula="of:=HYPERLINK(&quot;https://www.appcoda.com/how-to-add-splash-screen-in-your-ios-app/&quot;;&quot;Add Splash Screen in iOS App&quot;)" office:value-type="string" office:string-value="Add Splash Screen in iOS App" calcext:value-type="string">
            <text:p>Add Splash Screen in iOS App</text:p>
          </table:table-cell>
          <table:covered-table-cell table:style-name="ce15"/>
          <table:table-cell table:style-name="ce21"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21" table:number-columns-repeated="23"/>
          <table:table-cell table:number-columns-repeated="997"/>
        </table:table-row>
        <table:table-row table:style-name="ro4">
          <table:table-cell table:style-name="ce2" office:value-type="float" office:value="6" calcext:value-type="float" table:number-columns-spanned="1" table:number-rows-spanned="7">
            <text:p>6</text:p>
          </table:table-cell>
          <table:table-cell table:style-name="ce7" office:value-type="string" calcext:value-type="string" table:number-columns-spanned="1" table:number-rows-spanned="7">
            <text:p><text:span text:style-name="T1">Learn</text:span> - UICollectionView,UITableView,UIScrollView, ContainerView to hold multiple views, UIPageView</text:p>
            <text:p/>
            <text:p><text:span text:style-name="T1">Develop</text:span> - Show ToDo Items in List and Grid View. Open New To Do Item in a ViewController</text:p>
          </table:table-cell>
          <table:table-cell table:style-name="ce10" table:formula="of:=HYPERLINK(&quot;https://www.raywenderlich.com/113394/storyboards-tutorial-in-ios-9-part-2&quot;;&quot;Use StoryBoard to manage Segue Navigation Control - Ray Wenderlich Part 2&quot;)" office:value-type="string" office:string-value="Use StoryBoard to manage Segue Navigation Control - Ray Wenderlich Part 2" calcext:value-type="string">
            <text:p>Use StoryBoard to manage Segue Navigation Control - Ray Wenderlich Part 2</text:p>
          </table:table-cell>
          <table:table-cell table:style-name="ce13" office:value-type="string" calcext:value-type="string" table:number-columns-spanned="1" table:number-rows-spanned="7">
            <text:p>Week 4</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22139/uiscrollview-tutorial&quot;;&quot;Learn UIScrollView - EXTRA&quot;)" office:value-type="string" office:string-value="Learn UIScrollView - EXTRA" calcext:value-type="string">
            <text:p>Learn UIScrollView - EXTRA</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apple.com/library/content/referencelibrary/GettingStarted/DevelopiOSAppsSwift/CreateATableView.html#//apple_ref/doc/uid/TP40015214-CH8-SW1&quot;;&quot;Working with Table Views&quot;)" office:value-type="string" office:string-value="Working with Table Views" calcext:value-type="string">
            <text:p>Working with Table Views</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36159/uicollectionview-tutorial-getting-started&quot;;&quot;UI Collection View to show items in a Grid Ray Wenderlich Part 1&quot;)" office:value-type="string" office:string-value="UI Collection View to show items in a Grid Ray Wenderlich Part 1" calcext:value-type="string">
            <text:p>UI Collection View to show items in a Grid Ray Wenderlich Part 1</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developer.apple.com/library/content/featuredarticles/ViewControllerPGforiPhoneOS/ImplementingaContainerViewController.html&quot;;&quot;Implementing a Container View Controller a way to combine the content from multiple view controllers into a single user interface&quot;)" office:value-type="string" office:string-value="Implementing a Container View Controller a way to combine the content from multiple view controllers into a single user interface" calcext:value-type="string">
            <text:p>Implementing a Container View Controller a way to combine the content from multiple view controllers into a single user interfac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78551/beginning-ios-collection-views-swift-part-2&quot;;&quot;UI Collection View to show items in a Grid Ray Wenderlich Part 2 - EXTRA&quot;)" office:value-type="string" office:string-value="UI Collection View to show items in a Grid Ray Wenderlich Part 2 - EXTRA" calcext:value-type="string">
            <text:p>UI Collection View to show items in a Grid Ray Wenderlich Part 2 - EXTRA</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www.iostutorialjunction.com/2016/09/how-to-create-pageviewcontroller-in-ios-using-swift-language-tutorial.html&quot;;&quot;Learn UIPageViewController used in Help and Info Screens - EXTRA&quot;)" office:value-type="string" office:string-value="Learn UIPageViewController used in Help and Info Screens - EXTRA" calcext:value-type="string">
            <text:p>Learn UIPageViewController used in Help and Info Screens - EXTRA</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7" calcext:value-type="float" table:number-columns-spanned="1" table:number-rows-spanned="5">
            <text:p>7</text:p>
          </table:table-cell>
          <table:table-cell table:style-name="ce7" office:value-type="string" calcext:value-type="string" table:number-columns-spanned="1" table:number-rows-spanned="5">
            <text:p><text:span text:style-name="T1">Learn</text:span> - SQLLite, Core Data, UIGestureRecogniser(Swipe/Tap), UIImagePicker for Selfie Profile Pic, SlideMenu for Navigation Drawer..</text:p>
            <text:p/>
            <text:p><text:span text:style-name="T1">Develop</text:span> - Swipe ToDo Item to right to finish To Do Item and Left to select Date, Navigation Drawer to set User Profile to capture Selfie Profile Pic, Save ToDo Items to Local DB</text:p>
          </table:table-cell>
          <table:table-cell table:style-name="ce19" table:formula="of:=HYPERLINK(&quot;https://www.raywenderlich.com/123579/sqlite-tutorial-swift&quot;;&quot;SQLite Tutorial: Getting Started&quot;)" office:value-type="string" office:string-value="SQLite Tutorial: Getting Started" calcext:value-type="string">
            <text:p>SQLite Tutorial: Getting Started</text:p>
          </table:table-cell>
          <table:table-cell table:style-name="ce13" office:value-type="string" calcext:value-type="string" table:number-columns-spanned="1" table:number-rows-spanned="5">
            <text:p>Week 5</text:p>
          </table:table-cell>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www.raywenderlich.com/145809/getting-started-core-data-tutorial&quot;;&quot;Getting Started with Core Data Tutorial&quot;)" office:value-type="string" office:string-value="Getting Started with Core Data Tutorial" calcext:value-type="string">
            <text:p>Getting Started with Core Data Tutorial</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s://www.raywenderlich.com/76020/using-uigesturerecognizer-with-swift-tutorial&quot;;&quot;UIGestureRecognizer Tutorial: Getting Started&quot;)" office:value-type="string" office:string-value="UIGestureRecognizer Tutorial: Getting Started" calcext:value-type="string">
            <text:p>UIGestureRecognizer Tutorial: Getting Started</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9" table:formula="of:=HYPERLINK(&quot;http://www.theappguruz.com/blog/user-interaction-camera-using-uiimagepickercontroller-swift&quot;;&quot;User Interaction with Camera and Gallery using UIImagePicker&quot;)" office:value-type="string" office:string-value="User Interaction with Camera and Gallery using UIImagePicker" calcext:value-type="string">
            <text:p>User Interaction with Camera and Gallery using UIImagePicker</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9" table:formula="of:=HYPERLINK(&quot;http://www.appcoda.com/sidebar-menu-swift/&quot;;&quot;Create Sidebar Menu using SWRevealViewController&quot;)" office:value-type="string" office:string-value="Create Sidebar Menu using SWRevealViewController" calcext:value-type="string">
            <text:p>Create Sidebar Menu using SWRevealViewController</text:p>
          </table:table-cell>
          <table:covered-table-cell table:style-name="ce14"/>
          <table:table-cell table:style-name="ce9" table:number-columns-repeated="23"/>
          <table:table-cell table:number-columns-repeated="997"/>
        </table:table-row>
        <table:table-row table:style-name="ro4">
          <table:table-cell table:style-name="ce2" office:value-type="float" office:value="8" calcext:value-type="float" table:number-columns-spanned="1" table:number-rows-spanned="7">
            <text:p>8</text:p>
          </table:table-cell>
          <table:table-cell table:style-name="ce7" office:value-type="string" calcext:value-type="string" table:number-columns-spanned="1" table:number-rows-spanned="7">
            <text:p><text:span text:style-name="T1">Learn</text:span> - Firebase to save data in cloud, UITabbar, Dependency Injection, Web Service, Push Notification, Social Login, Lazy Loading</text:p>
            <text:p/>
            <text:p><text:span text:style-name="T1">Develop</text:span> - Use Dependency Injection to save To Do Items in DB or Server. Use Push Notification when To Do Item is added or to show reminder</text:p>
          </table:table-cell>
          <table:table-cell table:style-name="ce10" table:formula="of:=HYPERLINK(&quot;https://www.raywenderlich.com/139322/firebase-tutorial-getting-started-2&quot;;&quot;Learn Firebase to save data to cloud&quot;)" office:value-type="string" office:string-value="Learn Firebase to save data to cloud" calcext:value-type="string">
            <text:p>Learn Firebase to save data to cloud</text:p>
          </table:table-cell>
          <table:table-cell table:style-name="ce13" office:value-type="string" calcext:value-type="string" table:number-columns-spanned="1" table:number-rows-spanned="7">
            <text:p>Week 6</text:p>
          </table:table-cell>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github.com/square/Cleanse&quot;;&quot;Dependency Injection using Cleanse from Square&quot;)" office:value-type="string" office:string-value="Dependency Injection using Cleanse from Square" calcext:value-type="string">
            <text:p>Dependency Injection using Cleanse from Square</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github.com/Swinject/Swinject&quot;;&quot;Dependency Injection using Swinject - EXTRA&quot;)" office:value-type="string" office:string-value="Dependency Injection using Swinject - EXTRA" calcext:value-type="string">
            <text:p>Dependency Injection using Swinject - EXTRA</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23862/push-notifications-tutorial&quot;;&quot;Push Notification to notify users of small task&quot;)" office:value-type="string" office:string-value="Push Notification to notify users of small task" calcext:value-type="string">
            <text:p>Push Notification to notify users of small task</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10458/nsurlsession-tutorial-getting-started&quot;;&quot;NSURLSession Tutorial: Getting Started&quot;)" office:value-type="string" office:string-value="NSURLSession Tutorial: Getting Started" calcext:value-type="string">
            <text:p>NSURLSession Tutorial: Getting Started</text:p>
          </table:table-cell>
          <table:covered-table-cell table:style-name="ce15"/>
          <table:table-cell table:style-name="ce9" table:number-columns-repeated="23"/>
          <table:table-cell table:number-columns-repeated="997"/>
        </table:table-row>
        <table:table-row table:style-name="ro4">
          <table:covered-table-cell table:style-name="ce4"/>
          <table:covered-table-cell/>
          <table:table-cell table:style-name="ce10" table:formula="of:=HYPERLINK(&quot;https://www.raywenderlich.com/147086/alamofire-tutorial-getting-started-2&quot;;&quot;Alamofire Tutorial: Getting Started&quot;)" office:value-type="string" office:string-value="Alamofire Tutorial: Getting Started" calcext:value-type="string">
            <text:p>Alamofire Tutorial: Getting Started</text:p>
          </table:table-cell>
          <table:covered-table-cell table:style-name="ce15"/>
          <table:table-cell table:style-name="ce9" table:number-columns-repeated="23"/>
          <table:table-cell table:number-columns-repeated="997"/>
        </table:table-row>
        <table:table-row table:style-name="ro4">
          <table:covered-table-cell table:style-name="ce3"/>
          <table:covered-table-cell table:style-name="ce8"/>
          <table:table-cell table:style-name="ce10" table:formula="of:=HYPERLINK(&quot;https://www.raywenderlich.com/99431/oauth-2-with-swift-tutorial&quot;;&quot;OAuth 2.0 with Swift Tutorial - EXTRA&quot;)" office:value-type="string" office:string-value="OAuth 2.0 with Swift Tutorial - EXTRA" calcext:value-type="string">
            <text:p>OAuth 2.0 with Swift Tutorial - EXTRA</text:p>
          </table:table-cell>
          <table:covered-table-cell table:style-name="ce14"/>
          <table:table-cell table:style-name="ce9" table:number-columns-repeated="23"/>
          <table:table-cell table:number-columns-repeated="997"/>
        </table:table-row>
        <table:table-row table:style-name="ro1">
          <table:table-cell table:style-name="ce2" office:value-type="float" office:value="9" calcext:value-type="float" table:number-columns-spanned="1" table:number-rows-spanned="2">
            <text:p>9</text:p>
          </table:table-cell>
          <table:table-cell table:style-name="ce7" office:value-type="string" calcext:value-type="string" table:number-columns-spanned="1" table:number-rows-spanned="2">
            <text:p><text:span text:style-name="T1">Learn</text:span> - Social Login and UI Transitions</text:p>
            <text:p/>
            <text:p><text:span text:style-name="T1">Develop</text:span> - Transition to open To Do Item and Close, Use G+ or FB Login</text:p>
          </table:table-cell>
          <table:table-cell table:style-name="ce11"/>
          <table:table-cell table:style-name="ce13" office:value-type="string" calcext:value-type="string" table:number-columns-spanned="1" table:number-rows-spanned="2">
            <text:p>Week 7</text:p>
          </table:table-cell>
          <table:table-cell table:style-name="ce9" table:number-columns-repeated="23"/>
          <table:table-cell table:number-columns-repeated="997"/>
        </table:table-row>
        <table:table-row table:style-name="ro6">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4">
          <table:table-cell table:style-name="ce2" office:value-type="float" office:value="10" calcext:value-type="float" table:number-columns-spanned="1" table:number-rows-spanned="2">
            <text:p>10</text:p>
          </table:table-cell>
          <table:table-cell table:style-name="ce7" office:value-type="string" calcext:value-type="string" table:number-columns-spanned="1" table:number-rows-spanned="2">
            <text:p><text:span text:style-name="T1">Develop</text:span> - Each Fellowship Engineer will work on a Problem Statement from Live Ideation which is very unique and done individually.</text:p>
          </table:table-cell>
          <table:table-cell table:style-name="ce11"/>
          <table:table-cell table:style-name="ce13" office:value-type="string" calcext:value-type="string" table:number-columns-spanned="1" table:number-rows-spanned="2">
            <text:p>Week 8 to 12</text:p>
          </table:table-cell>
          <table:table-cell table:style-name="ce9" table:number-columns-repeated="23"/>
          <table:table-cell table:number-columns-repeated="997"/>
        </table:table-row>
        <table:table-row table:style-name="ro4">
          <table:covered-table-cell table:style-name="ce3"/>
          <table:covered-table-cell table:style-name="ce8"/>
          <table:table-cell table:style-name="ce11"/>
          <table:covered-table-cell table:style-name="ce14"/>
          <table:table-cell table:style-name="ce9" table:number-columns-repeated="23"/>
          <table:table-cell table:number-columns-repeated="997"/>
        </table:table-row>
        <table:table-row table:style-name="ro1">
          <table:table-cell table:style-name="ce2" office:value-type="float" office:value="11" calcext:value-type="float" table:number-columns-spanned="1" table:number-rows-spanned="3">
            <text:p>11</text:p>
          </table:table-cell>
          <table:table-cell table:style-name="ce20" office:value-type="string" calcext:value-type="string" table:number-columns-spanned="1" table:number-rows-spanned="3">
            <text:p>iOS Reference Links</text:p>
          </table:table-cell>
          <table:table-cell table:style-name="ce10" table:formula="of:=HYPERLINK(&quot;https://www.raywenderlich.com/category/ios&quot;;&quot;Raywenderlich Ios Tutorials&quot;)" office:value-type="string" office:string-value="Raywenderlich Ios Tutorials" calcext:value-type="string">
            <text:p>Raywenderlich Ios Tutorials</text:p>
          </table:table-cell>
          <table:table-cell table:style-name="ce13" office:value-type="string" calcext:value-type="string" table:number-columns-spanned="1" table:number-rows-spanned="3">
            <text:p>NA</text:p>
          </table:table-cell>
          <table:table-cell table:style-name="ce9" table:number-columns-repeated="23"/>
          <table:table-cell table:number-columns-repeated="997"/>
        </table:table-row>
        <table:table-row table:style-name="ro1">
          <table:covered-table-cell table:style-name="ce4"/>
          <table:covered-table-cell/>
          <table:table-cell table:style-name="ce10" table:formula="of:=HYPERLINK(&quot;http://tutlane.com/tutorial/ios/&quot;;&quot;Tutlane iOS Tutorial&quot;)" office:value-type="string" office:string-value="Tutlane iOS Tutorial" calcext:value-type="string">
            <text:p>Tutlane iOS Tutorial</text:p>
          </table:table-cell>
          <table:covered-table-cell table:style-name="ce15"/>
          <table:table-cell table:style-name="ce9" table:number-columns-repeated="23"/>
          <table:table-cell table:number-columns-repeated="997"/>
        </table:table-row>
        <table:table-row table:style-name="ro1">
          <table:covered-table-cell table:style-name="ce3"/>
          <table:covered-table-cell table:style-name="ce8"/>
          <table:table-cell table:style-name="ce10" table:formula="of:=HYPERLINK(&quot;https://developer.apple.com/library/content/documentation/iPhone/Conceptual/iPhoneOSProgrammingGuide/Introduction/Introduction.html#//apple_ref/doc/uid/TP40007072-CH1-SW1&quot;;&quot;App Programming Guide for iOS from Apple&quot;)" office:value-type="string" office:string-value="App Programming Guide for iOS from Apple" calcext:value-type="string">
            <text:p>App Programming Guide for iOS from Apple</text:p>
          </table:table-cell>
          <table:covered-table-cell table:style-name="ce14"/>
          <table:table-cell table:style-name="ce9" table:number-columns-repeated="23"/>
          <table:table-cell table:number-columns-repeated="997"/>
        </table:table-row>
        <table:table-row table:style-name="ro1" table:number-rows-repeated="982">
          <table:table-cell table:style-name="ce5"/>
          <table:table-cell table:style-name="ce9" table:number-columns-repeated="2"/>
          <table:table-cell table:style-name="ce16"/>
          <table:table-cell table:style-name="ce9" table:number-columns-repeated="23"/>
          <table:table-cell table:number-columns-repeated="997"/>
        </table:table-row>
        <table:table-row table:style-name="ro3" table:number-rows-repeated="1047542">
          <table:table-cell table:number-columns-repeated="1024"/>
        </table:table-row>
        <table:table-row table:style-name="ro3">
          <table:table-cell table:number-columns-repeated="1024"/>
        </table:table-row>
      </table:table>
      <table:table table:name="Java Dev Plans" table:style-name="ta6">
        <table:table-column table:style-name="co1" table:default-cell-style-name="Default"/>
        <table:table-column table:style-name="co7" table:default-cell-style-name="Default"/>
        <table:table-column table:style-name="co4" table:default-cell-style-name="Default"/>
        <table:table-column table:style-name="co5" table:number-columns-repeated="1021" table:default-cell-style-name="Default"/>
        <table:table-row table:style-name="ro1">
          <table:table-cell table:style-name="ce1" table:formula="of:=IFERROR(__xludf.dummyfunction(&quot;IMPORTRANGE(&quot;&quot;https://docs.google.com/spreadsheets/d/1dFj8uZIRosTZUFolxFBLLNF5VtauRiCfYUKxF1vmLhU/edit#gid=1944994545&quot;&quot;, &quot;&quot;Java Dev Contents!A1:B50&quot;&quot;)&quot;);&quot;Sr. No&quot;)" office:value-type="string" office:string-value="Sr. No" calcext:value-type="string">
            <text:p>Sr. No</text:p>
          </table:table-cell>
          <table:table-cell table:style-name="ce6" office:value-type="string" calcext:value-type="string">
            <text:p>BridgeLabz Java, Spring, Hibernate Development Plans</text:p>
          </table:table-cell>
          <table:table-cell table:style-name="ce12" table:formula="of:=IFERROR(__xludf.dummyfunction(&quot;IMPORTRANGE(&quot;&quot;https://docs.google.com/spreadsheets/d/1dFj8uZIRosTZUFolxFBLLNF5VtauRiCfYUKxF1vmLhU/edit#gid=1944994545&quot;&quot;, &quot;&quot;Java Dev Contents!D1:D100&quot;&quot;)&quot;);&quot;Weekly Plan&quot;)" office:value-type="string" office:string-value="Weekly Plan" calcext:value-type="string">
            <text:p>Weekly Plan</text:p>
          </table:table-cell>
          <table:table-cell table:number-columns-repeated="1021"/>
        </table:table-row>
        <table:table-row table:style-name="ro7">
          <table:table-cell table:style-name="ce2" office:value-type="float" office:value="1" calcext:value-type="float" table:number-columns-spanned="1" table:number-rows-spanned="2">
            <text:p>1</text:p>
          </table:table-cell>
          <table:table-cell table:style-name="ce7" office:value-type="string" calcext:value-type="string" table:number-columns-spanned="1" table:number-rows-spanned="2">
            <text:p>Learn Linux Comands and Basic Scripting</text:p>
          </table:table-cell>
          <table:table-cell table:style-name="ce13" office:value-type="string" calcext:value-type="string" table:number-columns-spanned="1" table:number-rows-spanned="2">
            <text:p>Day 1</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2" calcext:value-type="float" table:number-columns-spanned="1" table:number-rows-spanned="2">
            <text:p>2</text:p>
          </table:table-cell>
          <table:table-cell table:style-name="ce7" office:value-type="string" calcext:value-type="string" table:number-columns-spanned="1" table:number-rows-spanned="2">
            <text:p>Practical Lab Execise in GIT on Basic Git Commands, Initializing the GIT, Mapping GIT Repository, Pulling from Git, Pushing and Comitting to GIT, Braching and Merging the Branch. All from the Terminal and command line...</text:p>
          </table:table-cell>
          <table:table-cell table:style-name="ce13" office:value-type="string" calcext:value-type="string" table:number-columns-spanned="1" table:number-rows-spanned="2">
            <text:p>Day 2</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3" calcext:value-type="float" table:number-columns-spanned="1" table:number-rows-spanned="2">
            <text:p>3</text:p>
          </table:table-cell>
          <table:table-cell table:style-name="ce7" office:value-type="string" calcext:value-type="string" table:number-columns-spanned="1" table:number-rows-spanned="2">
            <text:p>Write 50 Programs which are Logic Based, Data Structure Based and Object Oriented. <text:s/>Write the code in non IDE Environment and using Command Line to Compile. Aim is to get comfortable in Coding and Writting Code in a proper structure, comments and naming conventions. Plus solving problem using JS Canvas to understand ability to Draw, Event Handling and Logical Solving.</text:p>
          </table:table-cell>
          <table:table-cell table:style-name="ce13" office:value-type="string" calcext:value-type="string" table:number-columns-spanned="1" table:number-rows-spanned="2">
            <text:p>Week 1 &amp; 2</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visibility="collapse">
          <table:table-cell table:style-name="ce2" table:number-columns-spanned="1" table:number-rows-spanned="2"/>
          <table:table-cell table:style-name="ce7" table:number-columns-spanned="1" table:number-rows-spanned="2"/>
          <table:table-cell table:style-name="ce13" table:number-columns-spanned="1" table:number-rows-spanned="2"/>
          <table:table-cell table:style-name="ce9" table:number-columns-repeated="23"/>
          <table:table-cell table:number-columns-repeated="998"/>
        </table:table-row>
        <table:table-row table:style-name="ro7" table:visibility="collapse">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4" calcext:value-type="float" table:number-columns-spanned="1" table:number-rows-spanned="2">
            <text:p>4</text:p>
          </table:table-cell>
          <table:table-cell table:style-name="ce7" office:value-type="string" calcext:value-type="string" table:number-columns-spanned="1" table:number-rows-spanned="2">
            <text:p>Week 3 - 7 Develop a Full Stack Sample App. All are predefind Apps. Every week out of 6 working days - First 4 Days are Learning and the Last 2 Days are developing the Sample App</text:p>
          </table:table-cell>
          <table:table-cell table:style-name="ce13" office:value-type="string" calcext:value-type="string" table:number-columns-spanned="1" table:number-rows-spanned="2">
            <text:p>Week 3 to 7</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5" calcext:value-type="float" table:number-columns-spanned="1" table:number-rows-spanned="2">
            <text:p>5</text:p>
          </table:table-cell>
          <table:table-cell table:style-name="ce7" office:value-type="string" calcext:value-type="string" table:number-columns-spanned="1" table:number-rows-spanned="2">
            <text:p>Learn  -  JSP, Servlet, and JDBC</text:p>
            <text:p/>
            <text:p>Develop - Login and Registration Page of ToDo App</text:p>
          </table:table-cell>
          <table:table-cell table:style-name="ce13" office:value-type="string" calcext:value-type="string" table:number-columns-spanned="1" table:number-rows-spanned="2">
            <text:p>Week 3</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6" calcext:value-type="float" table:number-columns-spanned="1" table:number-rows-spanned="2">
            <text:p>6</text:p>
          </table:table-cell>
          <table:table-cell table:style-name="ce7" office:value-type="string" calcext:value-type="string" table:number-columns-spanned="1" table:number-rows-spanned="2">
            <text:p>Learn - Spring Core and Maven</text:p>
            <text:p/>
            <text:p>Develop - Show ToDo items in List and Grid View</text:p>
          </table:table-cell>
          <table:table-cell table:style-name="ce13" office:value-type="string" calcext:value-type="string" table:number-columns-spanned="1" table:number-rows-spanned="2">
            <text:p>Week 4</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7" calcext:value-type="float" table:number-columns-spanned="1" table:number-rows-spanned="2">
            <text:p>7</text:p>
          </table:table-cell>
          <table:table-cell table:style-name="ce7" office:value-type="string" calcext:value-type="string" table:number-columns-spanned="1" table:number-rows-spanned="2">
            <text:p>Learn - Single Page App using JQuery, AJAX, Spring Core REST Api</text:p>
            <text:p/>
            <text:p>Develop - JQuery Based Single Page App for Login, Registration, Show ToDo items in List and Grid View</text:p>
          </table:table-cell>
          <table:table-cell table:style-name="ce13" office:value-type="string" calcext:value-type="string" table:number-columns-spanned="1" table:number-rows-spanned="2">
            <text:p>Week 5</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8" calcext:value-type="float" table:number-columns-spanned="1" table:number-rows-spanned="2">
            <text:p>8</text:p>
          </table:table-cell>
          <table:table-cell table:style-name="ce7" office:value-type="string" calcext:value-type="string" table:number-columns-spanned="1" table:number-rows-spanned="2">
            <text:p>Learn - Spring MVC &amp; Hibernate</text:p>
            <text:p/>
            <text:p>Develop - To Do App done till now connects to REST Spring Controller</text:p>
          </table:table-cell>
          <table:table-cell table:style-name="ce13" office:value-type="string" calcext:value-type="string" table:number-columns-spanned="1" table:number-rows-spanned="2">
            <text:p>Week 6</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7">
          <table:table-cell table:style-name="ce2" office:value-type="float" office:value="9" calcext:value-type="float" table:number-columns-spanned="1" table:number-rows-spanned="2">
            <text:p>9</text:p>
          </table:table-cell>
          <table:table-cell table:style-name="ce7" office:value-type="string" calcext:value-type="string" table:number-columns-spanned="1" table:number-rows-spanned="2">
            <text:p>Learn - Angular</text:p>
            <text:p/>
            <text:p>Develop - Develop ToDo App in Angular</text:p>
          </table:table-cell>
          <table:table-cell table:style-name="ce13" office:value-type="string" calcext:value-type="string" table:number-columns-spanned="1" table:number-rows-spanned="2">
            <text:p>Week 7</text:p>
          </table:table-cell>
          <table:table-cell table:style-name="ce9" table:number-columns-repeated="23"/>
          <table:table-cell table:number-columns-repeated="998"/>
        </table:table-row>
        <table:table-row table:style-name="ro7">
          <table:covered-table-cell table:style-name="ce3"/>
          <table:covered-table-cell table:style-name="ce8"/>
          <table:covered-table-cell table:style-name="ce14"/>
          <table:table-cell table:style-name="ce9" table:number-columns-repeated="23"/>
          <table:table-cell table:number-columns-repeated="998"/>
        </table:table-row>
        <table:table-row table:style-name="ro1">
          <table:table-cell table:style-name="ce22" office:value-type="float" office:value="10" calcext:value-type="float">
            <text:p>10</text:p>
          </table:table-cell>
          <table:table-cell table:style-name="ce23" office:value-type="string" calcext:value-type="string">
            <text:p>Develop - Each Fellowship Engineer will work on a Problem Statement from Live Ideation which is very unique and done individually.</text:p>
          </table:table-cell>
          <table:table-cell table:style-name="ce24" office:value-type="string" calcext:value-type="string">
            <text:p>Week 8 to 12</text:p>
          </table:table-cell>
          <table:table-cell table:style-name="ce25" table:number-columns-repeated="23"/>
          <table:table-cell table:number-columns-repeated="998"/>
        </table:table-row>
        <table:table-row table:style-name="ro1" table:number-rows-repeated="981">
          <table:table-cell table:style-name="ce5"/>
          <table:table-cell table:style-name="ce9"/>
          <table:table-cell table:style-name="ce16"/>
          <table:table-cell table:style-name="ce9" table:number-columns-repeated="23"/>
          <table:table-cell table:number-columns-repeated="998"/>
        </table:table-row>
        <table:table-row table:style-name="ro3" table:number-rows-repeated="104757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EAN_20__26__20_Angular_20_Dev_20_Contents" style:display-name="PageStyle_MEAN &amp; Angular Dev Contents" style:page-layout-name="Mpm3">
      <style:header style:display="false"/>
      <style:header-left style:display="false"/>
      <style:footer style:display="false"/>
      <style:footer-left style:display="false"/>
    </style:master-page>
    <style:master-page style:name="PageStyle_5f_Java_20_Dev_20_Contents" style:display-name="PageStyle_Java Dev Contents" style:page-layout-name="Mpm3">
      <style:header style:display="false"/>
      <style:header-left style:display="false"/>
      <style:footer style:display="false"/>
      <style:footer-left style:display="false"/>
    </style:master-page>
    <style:master-page style:name="PageStyle_5f_Android_20_Dev_20_Contents" style:display-name="PageStyle_Android Dev Contents" style:page-layout-name="Mpm3">
      <style:header style:display="false"/>
      <style:header-left style:display="false"/>
      <style:footer style:display="false"/>
      <style:footer-left style:display="false"/>
    </style:master-page>
    <style:master-page style:name="PageStyle_5f_New_20_Java_20_Dev_20_Contents" style:display-name="PageStyle_New Java Dev Contents" style:page-layout-name="Mpm3">
      <style:header style:display="false"/>
      <style:header-left style:display="false"/>
      <style:footer style:display="false"/>
      <style:footer-left style:display="false"/>
    </style:master-page>
    <style:master-page style:name="PageStyle_5f_Java_20_Dev_20_Plans" style:display-name="PageStyle_Java Dev Plans" style:page-layout-name="Mpm3">
      <style:header style:display="false"/>
      <style:header-left style:display="false"/>
      <style:footer style:display="false"/>
      <style:footer-left style:display="false"/>
    </style:master-page>
    <style:master-page style:name="PageStyle_5f_iOS_20_Dev_20_Contents" style:display-name="PageStyle_iOS Dev Cont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5T15:53:42.858979074</dc:date>
    <meta:editing-duration>PT6H38M57S</meta:editing-duration>
    <meta:editing-cycles>1</meta:editing-cycles>
    <meta:document-statistic meta:table-count="6" meta:cell-count="355" meta:object-count="0"/>
    <meta:generator>LibreOffice/5.1.6.2$Linux_X86_64 LibreOffice_project/10m0$Build-2</meta:generator>
  </office:meta>
</office:document-meta>
</file>